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<text:s/>sei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223 8e46</text:p>
          </table:table-cell>
          <table:table-cell office:value-type="string" calcext:value-type="string">
            <text:p><text:s/>txa</text:p>
          </table:table-cell>
        </table:table-row>
        <table:table-row table:style-name="ro1">
          <table:table-cell/>
          <table:table-cell office:value-type="string" calcext:value-type="string">
            <text:p>252 8e21</text:p>
          </table:table-cell>
          <table:table-cell office:value-type="string" calcext:value-type="string">
            <text:p><text:s/>and 240</text:p>
          </table:table-cell>
        </table:table-row>
        <table:table-row table:style-name="ro1">
          <table:table-cell/>
          <table:table-cell office:value-type="string" calcext:value-type="string">
            <text:p>282 8052</text:p>
          </table:table-cell>
          <table:table-cell office:value-type="string" calcext:value-type="string">
            <text:p><text:s/>ORA 128</text:p>
          </table:table-cell>
        </table:table-row>
        <table:table-row table:style-name="ro1">
          <table:table-cell/>
          <table:table-cell office:value-type="string" calcext:value-type="string">
            <text:p>282 8e1f</text:p>
          </table:table-cell>
          <table:table-cell office:value-type="string" calcext:value-type="string">
            <text:p><text:s/>ORA 16</text:p>
          </table:table-cell>
        </table:table-row>
        <table:table-row table:style-name="ro1">
          <table:table-cell/>
          <table:table-cell office:value-type="string" calcext:value-type="string">
            <text:p>305 33322</text:p>
          </table:table-cell>
          <table:table-cell office:value-type="string" calcext:value-type="string">
            <text:p><text:s/>iny</text:p>
          </table:table-cell>
        </table:table-row>
        <table:table-row table:style-name="ro1">
          <table:table-cell/>
          <table:table-cell office:value-type="string" calcext:value-type="string">
            <text:p>305 33323</text:p>
          </table:table-cell>
          <table:table-cell office:value-type="string" calcext:value-type="string">
            <text:p><text:s/>iny</text:p>
          </table:table-cell>
        </table:table-row>
        <table:table-row table:style-name="ro1">
          <table:table-cell/>
          <table:table-cell office:value-type="string" calcext:value-type="string">
            <text:p>305 33324</text:p>
          </table:table-cell>
          <table:table-cell office:value-type="string" calcext:value-type="string">
            <text:p><text:s/>iny</text:p>
          </table:table-cell>
        </table:table-row>
        <table:table-row table:style-name="ro1">
          <table:table-cell/>
          <table:table-cell office:value-type="string" calcext:value-type="string">
            <text:p>305 33325</text:p>
          </table:table-cell>
          <table:table-cell office:value-type="string" calcext:value-type="string">
            <text:p><text:s/>iny</text:p>
          </table:table-cell>
        </table:table-row>
        <table:table-row table:style-name="ro1">
          <table:table-cell/>
          <table:table-cell office:value-type="string" calcext:value-type="string">
            <text:p>332 33314</text:p>
          </table:table-cell>
          <table:table-cell office:value-type="string" calcext:value-type="string">
            <text:p><text:s/>bit 1184</text:p>
          </table:table-cell>
        </table:table-row>
        <table:table-row table:style-name="ro1">
          <table:table-cell/>
          <table:table-cell office:value-type="string" calcext:value-type="string">
            <text:p>370 37080</text:p>
          </table:table-cell>
          <table:table-cell office:value-type="string" calcext:value-type="string">
            <text:p><text:s/>cpy 96</text:p>
          </table:table-cell>
        </table:table-row>
        <table:table-row table:style-name="ro1">
          <table:table-cell/>
          <table:table-cell office:value-type="string" calcext:value-type="string">
            <text:p>370 37087</text:p>
          </table:table-cell>
          <table:table-cell office:value-type="string" calcext:value-type="string">
            <text:p><text:s/>cpy 255</text:p>
          </table:table-cell>
        </table:table-row>
        <table:table-row table:style-name="ro1">
          <table:table-cell/>
          <table:table-cell office:value-type="string" calcext:value-type="string">
            <text:p>393 32769</text:p>
          </table:table-cell>
          <table:table-cell office:value-type="string" calcext:value-type="string">
            <text:p><text:s/>cld</text:p>
          </table:table-cell>
        </table:table-row>
        <table:table-row table:style-name="ro1">
          <table:table-cell/>
          <table:table-cell office:value-type="string" calcext:value-type="string">
            <text:p>432 32770</text:p>
          </table:table-cell>
          <table:table-cell office:value-type="string" calcext:value-type="string">
            <text:p><text:s/>lda 16</text:p>
          </table:table-cell>
        </table:table-row>
        <table:table-row table:style-name="ro1">
          <table:table-cell/>
          <table:table-cell office:value-type="string" calcext:value-type="string">
            <text:p>432 32820</text:p>
          </table:table-cell>
          <table:table-cell office:value-type="string" calcext:value-type="string">
            <text:p><text:s/>lda 165</text:p>
          </table:table-cell>
        </table:table-row>
        <table:table-row table:style-name="ro1">
          <table:table-cell/>
          <table:table-cell office:value-type="string" calcext:value-type="string">
            <text:p>432 32828</text:p>
          </table:table-cell>
          <table:table-cell office:value-type="string" calcext:value-type="string">
            <text:p><text:s/>lda 15</text:p>
          </table:table-cell>
        </table:table-row>
        <table:table-row table:style-name="ro1">
          <table:table-cell/>
          <table:table-cell office:value-type="string" calcext:value-type="string">
            <text:p>432 32833</text:p>
          </table:table-cell>
          <table:table-cell office:value-type="string" calcext:value-type="string">
            <text:p><text:s/>lda 6</text:p>
          </table:table-cell>
        </table:table-row>
        <table:table-row table:style-name="ro1">
          <table:table-cell/>
          <table:table-cell office:value-type="string" calcext:value-type="string">
            <text:p>432 33317</text:p>
          </table:table-cell>
          <table:table-cell office:value-type="string" calcext:value-type="string">
            <text:p><text:s/>lda 248</text:p>
          </table:table-cell>
        </table:table-row>
        <table:table-row table:style-name="ro1">
          <table:table-cell/>
          <table:table-cell office:value-type="string" calcext:value-type="string">
            <text:p>432 36390</text:p>
          </table:table-cell>
          <table:table-cell office:value-type="string" calcext:value-type="string">
            <text:p><text:s/>lda 36</text:p>
          </table:table-cell>
        </table:table-row>
        <table:table-row table:style-name="ro1">
          <table:table-cell/>
          <table:table-cell office:value-type="string" calcext:value-type="string">
            <text:p>432 36395</text:p>
          </table:table-cell>
          <table:table-cell office:value-type="string" calcext:value-type="string">
            <text:p><text:s/>lda 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432 36400</text:p>
          </table:table-cell>
          <table:table-cell office:value-type="string" calcext:value-type="string">
            <text:p><text:s/>lda 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432 36409</text:p>
          </table:table-cell>
          <table:table-cell office:value-type="string" calcext:value-type="string">
            <text:p><text:s/>lda 36</text:p>
          </table:table-cell>
        </table:table-row>
        <table:table-row table:style-name="ro1">
          <table:table-cell/>
          <table:table-cell office:value-type="string" calcext:value-type="string">
            <text:p>432 37070</text:p>
          </table:table-cell>
          <table:table-cell office:value-type="string" calcext:value-type="string">
            <text:p><text:s/>lda 0</text:p>
          </table:table-cell>
        </table:table-row>
        <table:table-row table:style-name="ro1">
          <table:table-cell/>
          <table:table-cell office:value-type="string" calcext:value-type="string">
            <text:p>446 32792</text:p>
          </table:table-cell>
          <table:table-cell office:value-type="string" calcext:value-type="string">
            <text:p><text:s/>lda 2007, x</text:p>
          </table:table-cell>
        </table:table-row>
        <table:table-row table:style-name="ro1">
          <table:table-cell/>
          <table:table-cell office:value-type="string" calcext:value-type="string">
            <text:p>467 801d</text:p>
          </table:table-cell>
          <table:table-cell office:value-type="string" calcext:value-type="string">
            <text:p><text:s/>bcs 12</text:p>
          </table:table-cell>
        </table:table-row>
        <table:table-row table:style-name="ro1">
          <table:table-cell/>
          <table:table-cell office:value-type="string" calcext:value-type="string">
            <text:p>467 90da</text:p>
          </table:table-cell>
          <table:table-cell office:value-type="string" calcext:value-type="string">
            <text:p><text:s/>bcs 2</text:p>
          </table:table-cell>
        </table:table-row>
        <table:table-row table:style-name="ro1">
          <table:table-cell/>
          <table:table-cell office:value-type="string" calcext:value-type="string">
            <text:p>517 8e41</text:p>
          </table:table-cell>
          <table:table-cell office:value-type="string" calcext:value-type="string">
            <text:p><text:s/>dex</text:p>
          </table:table-cell>
        </table:table-row>
        <table:table-row table:style-name="ro1">
          <table:table-cell/>
          <table:table-cell office:value-type="string" calcext:value-type="string">
            <text:p>517 8e41</text:p>
          </table:table-cell>
          <table:table-cell office:value-type="string" calcext:value-type="string">
            <text:p><text:s/>dex</text:p>
          </table:table-cell>
        </table:table-row>
        <table:table-row table:style-name="ro1">
          <table:table-cell/>
          <table:table-cell office:value-type="string" calcext:value-type="string">
            <text:p>517 90e3</text:p>
          </table:table-cell>
          <table:table-cell office:value-type="string" calcext:value-type="string">
            <text:p><text:s/>de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539 8e3e</text:p>
          </table:table-cell>
          <table:table-cell office:value-type="string" calcext:value-type="string">
            <text:p><text:s/>de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539 8e50</text:p>
          </table:table-cell>
          <table:table-cell office:value-type="string" calcext:value-type="string">
            <text:p><text:s/>dey</text:p>
          </table:table-cell>
        </table:table-row>
        <table:table-row table:style-name="ro1">
          <table:table-cell/>
          <table:table-cell office:value-type="string" calcext:value-type="string">
            <text:p>539 90de</text:p>
          </table:table-cell>
          <table:table-cell office:value-type="string" calcext:value-type="string">
            <text:p><text:s/>dey</text:p>
          </table:table-cell>
        </table:table-row>
        <table:table-row table:style-name="ro1">
          <table:table-cell/>
          <table:table-cell office:value-type="string" calcext:value-type="string">
            <text:p>54 804c</text:p>
          </table:table-cell>
          <table:table-cell office:value-type="string" calcext:value-type="string">
            <text:p><text:s/>inc 1908</text:p>
          </table:table-cell>
        </table:table-row>
        <table:table-row table:style-name="ro1">
          <table:table-cell/>
          <table:table-cell office:value-type="string" calcext:value-type="string">
            <text:p>576 801b</text:p>
          </table:table-cell>
          <table:table-cell office:value-type="string" calcext:value-type="string">
            <text:p><text:s/>cmp 10</text:p>
          </table:table-cell>
        </table:table-row>
        <table:table-row table:style-name="ro1">
          <table:table-cell/>
          <table:table-cell office:value-type="string" calcext:value-type="string">
            <text:p>600 90d4</text:p>
          </table:table-cell>
          <table:table-cell office:value-type="string" calcext:value-type="string">
            <text:p><text:s/>cpx 1</text:p>
          </table:table-cell>
        </table:table-row>
        <table:table-row table:style-name="ro1">
          <table:table-cell/>
          <table:table-cell office:value-type="string" calcext:value-type="string">
            <text:p>629 32788</text:p>
          </table:table-cell>
          <table:table-cell office:value-type="string" calcext:value-type="string">
            <text:p><text:s/>ldy 254</text:p>
          </table:table-cell>
        </table:table-row>
        <table:table-row table:style-name="ro1">
          <table:table-cell/>
          <table:table-cell office:value-type="string" calcext:value-type="string">
            <text:p>629 32809</text:p>
          </table:table-cell>
          <table:table-cell office:value-type="string" calcext:value-type="string">
            <text:p><text:s/>ldy 214</text:p>
          </table:table-cell>
        </table:table-row>
        <table:table-row table:style-name="ro1">
          <table:table-cell/>
          <table:table-cell office:value-type="string" calcext:value-type="string">
            <text:p>629 33312</text:p>
          </table:table-cell>
          <table:table-cell office:value-type="string" calcext:value-type="string">
            <text:p><text:s/>ldy 0</text:p>
          </table:table-cell>
        </table:table-row>
        <table:table-row table:style-name="ro1">
          <table:table-cell/>
          <table:table-cell office:value-type="string" calcext:value-type="string">
            <text:p>629 36407</text:p>
          </table:table-cell>
          <table:table-cell office:value-type="string" calcext:value-type="string">
            <text:p><text:s/>ldy 192</text:p>
          </table:table-cell>
        </table:table-row>
        <table:table-row table:style-name="ro1">
          <table:table-cell/>
          <table:table-cell office:value-type="string" calcext:value-type="string">
            <text:p>629 36407</text:p>
          </table:table-cell>
          <table:table-cell office:value-type="string" calcext:value-type="string">
            <text:p><text:s/>ldy 192</text:p>
          </table:table-cell>
        </table:table-row>
        <table:table-row table:style-name="ro1">
          <table:table-cell/>
          <table:table-cell office:value-type="string" calcext:value-type="string">
            <text:p>629 36420</text:p>
          </table:table-cell>
          <table:table-cell office:value-type="string" calcext:value-type="string">
            <text:p><text:s/>ldy 64</text:p>
          </table:table-cell>
        </table:table-row>
        <table:table-row table:style-name="ro1">
          <table:table-cell/>
          <table:table-cell office:value-type="string" calcext:value-type="string">
            <text:p>629 36420</text:p>
          </table:table-cell>
          <table:table-cell office:value-type="string" calcext:value-type="string">
            <text:p><text:s/>ldy 64</text:p>
          </table:table-cell>
        </table:table-row>
        <table:table-row table:style-name="ro1">
          <table:table-cell/>
          <table:table-cell office:value-type="string" calcext:value-type="string">
            <text:p>642 32778</text:p>
          </table:table-cell>
          <table:table-cell office:value-type="string" calcext:value-type="string">
            <text:p><text:s/>lda 8194</text:p>
          </table:table-cell>
        </table:table-row>
        <table:table-row table:style-name="ro1">
          <table:table-cell/>
          <table:table-cell office:value-type="string" calcext:value-type="string">
            <text:p>642 32783</text:p>
          </table:table-cell>
          <table:table-cell office:value-type="string" calcext:value-type="string">
            <text:p><text:s/>lda 8194</text:p>
          </table:table-cell>
        </table:table-row>
        <table:table-row table:style-name="ro1">
          <table:table-cell/>
          <table:table-cell office:value-type="string" calcext:value-type="string">
            <text:p>642 32847</text:p>
          </table:table-cell>
          <table:table-cell office:value-type="string" calcext:value-type="string">
            <text:p><text:s/>lda 1912</text:p>
          </table:table-cell>
        </table:table-row>
        <table:table-row table:style-name="ro1">
          <table:table-cell/>
          <table:table-cell office:value-type="string" calcext:value-type="string">
            <text:p>642 36377</text:p>
          </table:table-cell>
          <table:table-cell office:value-type="string" calcext:value-type="string">
            <text:p><text:s/>lda 8194</text:p>
          </table:table-cell>
        </table:table-row>
        <table:table-row table:style-name="ro1">
          <table:table-cell/>
          <table:table-cell office:value-type="string" calcext:value-type="string">
            <text:p>642 36380</text:p>
          </table:table-cell>
          <table:table-cell office:value-type="string" calcext:value-type="string">
            <text:p><text:s/>lda 1912</text:p>
          </table:table-cell>
        </table:table-row>
        <table:table-row table:style-name="ro1">
          <table:table-cell/>
          <table:table-cell office:value-type="string" calcext:value-type="string">
            <text:p>672 33319</text:p>
          </table:table-cell>
          <table:table-cell office:value-type="string" calcext:value-type="string">
            <text:p><text:s/>sta 512, y</text:p>
          </table:table-cell>
        </table:table-row>
        <table:table-row table:style-name="ro1">
          <table:table-cell/>
          <table:table-cell office:value-type="string" calcext:value-type="string">
            <text:p>684 37072</text:p>
          </table:table-cell>
          <table:table-cell office:value-type="string" calcext:value-type="string">
            <text:p><text:s/>sta 6</text:p>
          </table:table-cell>
        </table:table-row>
        <table:table-row table:style-name="ro1">
          <table:table-cell/>
          <table:table-cell office:value-type="string" calcext:value-type="string">
            <text:p>697 32772</text:p>
          </table:table-cell>
          <table:table-cell office:value-type="string" calcext:value-type="string">
            <text:p><text:s/>sta 8192</text:p>
          </table:table-cell>
        </table:table-row>
        <table:table-row table:style-name="ro1">
          <table:table-cell/>
          <table:table-cell office:value-type="string" calcext:value-type="string">
            <text:p>697 32814</text:p>
          </table:table-cell>
          <table:table-cell office:value-type="string" calcext:value-type="string">
            <text:p><text:s/>sta 16401</text:p>
          </table:table-cell>
        </table:table-row>
        <table:table-row table:style-name="ro1">
          <table:table-cell/>
          <table:table-cell office:value-type="string" calcext:value-type="string">
            <text:p>697 32817</text:p>
          </table:table-cell>
          <table:table-cell office:value-type="string" calcext:value-type="string">
            <text:p><text:s/>sta 1904</text:p>
          </table:table-cell>
        </table:table-row>
        <table:table-row table:style-name="ro1">
          <table:table-cell/>
          <table:table-cell office:value-type="string" calcext:value-type="string">
            <text:p>697 32822</text:p>
          </table:table-cell>
          <table:table-cell office:value-type="string" calcext:value-type="string">
            <text:p><text:s/>sta 2047</text:p>
          </table:table-cell>
        </table:table-row>
        <table:table-row table:style-name="ro1">
          <table:table-cell/>
          <table:table-cell office:value-type="string" calcext:value-type="string">
            <text:p>697 32825</text:p>
          </table:table-cell>
          <table:table-cell office:value-type="string" calcext:value-type="string">
            <text:p><text:s/>sta 1959</text:p>
          </table:table-cell>
        </table:table-row>
        <table:table-row table:style-name="ro1">
          <table:table-cell/>
          <table:table-cell office:value-type="string" calcext:value-type="string">
            <text:p>697 32830</text:p>
          </table:table-cell>
          <table:table-cell office:value-type="string" calcext:value-type="string">
            <text:p><text:s/>sta 16405</text:p>
          </table:table-cell>
        </table:table-row>
        <table:table-row table:style-name="ro1">
          <table:table-cell/>
          <table:table-cell office:value-type="string" calcext:value-type="string">
            <text:p>697 32835</text:p>
          </table:table-cell>
          <table:table-cell office:value-type="string" calcext:value-type="string">
            <text:p><text:s/>sta 8193</text:p>
          </table:table-cell>
        </table:table-row>
        <table:table-row table:style-name="ro1">
          <table:table-cell/>
          <table:table-cell office:value-type="string" calcext:value-type="string">
            <text:p>697 36397</text:p>
          </table:table-cell>
          <table:table-cell office:value-type="string" calcext:value-type="string">
            <text:p><text:s/>sta 81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697 36402</text:p>
          </table:table-cell>
          <table:table-cell office:value-type="string" calcext:value-type="string">
            <text:p><text:s/>sta 8198</text:p>
          </table:table-cell>
        </table:table-row>
        <table:table-row table:style-name="ro1">
          <table:table-cell/>
          <table:table-cell office:value-type="string" calcext:value-type="string">
            <text:p>697 36402</text:p>
          </table:table-cell>
          <table:table-cell office:value-type="string" calcext:value-type="string">
            <text:p><text:s/>sta 8198</text:p>
          </table:table-cell>
        </table:table-row>
        <table:table-row table:style-name="ro1">
          <table:table-cell/>
          <table:table-cell office:value-type="string" calcext:value-type="string">
            <text:p>697 36411</text:p>
          </table:table-cell>
          <table:table-cell office:value-type="string" calcext:value-type="string">
            <text:p><text:s/>sta 8199</text:p>
          </table:table-cell>
        </table:table-row>
        <table:table-row table:style-name="ro1">
          <table:table-cell/>
          <table:table-cell office:value-type="string" calcext:value-type="string">
            <text:p>697 36411</text:p>
          </table:table-cell>
          <table:table-cell office:value-type="string" calcext:value-type="string">
            <text:p><text:s/>sta 8199</text:p>
          </table:table-cell>
        </table:table-row>
        <table:table-row table:style-name="ro1">
          <table:table-cell/>
          <table:table-cell office:value-type="string" calcext:value-type="string">
            <text:p>697 36423</text:p>
          </table:table-cell>
          <table:table-cell office:value-type="string" calcext:value-type="string">
            <text:p><text:s/>sta 768</text:p>
          </table:table-cell>
        </table:table-row>
        <table:table-row table:style-name="ro1">
          <table:table-cell/>
          <table:table-cell office:value-type="string" calcext:value-type="string">
            <text:p>697 36423</text:p>
          </table:table-cell>
          <table:table-cell office:value-type="string" calcext:value-type="string">
            <text:p><text:s/>sta 768</text:p>
          </table:table-cell>
        </table:table-row>
        <table:table-row table:style-name="ro1">
          <table:table-cell/>
          <table:table-cell office:value-type="string" calcext:value-type="string">
            <text:p>697 36426</text:p>
          </table:table-cell>
          <table:table-cell office:value-type="string" calcext:value-type="string">
            <text:p><text:s/>sta 769</text:p>
          </table:table-cell>
        </table:table-row>
        <table:table-row table:style-name="ro1">
          <table:table-cell/>
          <table:table-cell office:value-type="string" calcext:value-type="string">
            <text:p>697 36426</text:p>
          </table:table-cell>
          <table:table-cell office:value-type="string" calcext:value-type="string">
            <text:p><text:s/>sta 769</text:p>
          </table:table-cell>
        </table:table-row>
        <table:table-row table:style-name="ro1">
          <table:table-cell/>
          <table:table-cell office:value-type="string" calcext:value-type="string">
            <text:p>697 36429</text:p>
          </table:table-cell>
          <table:table-cell office:value-type="string" calcext:value-type="string">
            <text:p><text:s/>sta 8199</text:p>
          </table:table-cell>
        </table:table-row>
        <table:table-row table:style-name="ro1">
          <table:table-cell/>
          <table:table-cell office:value-type="string" calcext:value-type="string">
            <text:p>697 36429</text:p>
          </table:table-cell>
          <table:table-cell office:value-type="string" calcext:value-type="string">
            <text:p><text:s/>sta 8199</text:p>
          </table:table-cell>
        </table:table-row>
        <table:table-row table:style-name="ro1">
          <table:table-cell/>
          <table:table-cell office:value-type="string" calcext:value-type="string">
            <text:p>697 36435</text:p>
          </table:table-cell>
          <table:table-cell office:value-type="string" calcext:value-type="string">
            <text:p><text:s/>sta 1855</text:p>
          </table:table-cell>
        </table:table-row>
        <table:table-row table:style-name="ro1">
          <table:table-cell/>
          <table:table-cell office:value-type="string" calcext:value-type="string">
            <text:p>697 36435</text:p>
          </table:table-cell>
          <table:table-cell office:value-type="string" calcext:value-type="string">
            <text:p><text:s/>sta 1855</text:p>
          </table:table-cell>
        </table:table-row>
        <table:table-row table:style-name="ro1">
          <table:table-cell/>
          <table:table-cell office:value-type="string" calcext:value-type="string">
            <text:p>697 36438</text:p>
          </table:table-cell>
          <table:table-cell office:value-type="string" calcext:value-type="string">
            <text:p><text:s/>sta 1856</text:p>
          </table:table-cell>
        </table:table-row>
        <table:table-row table:style-name="ro1">
          <table:table-cell/>
          <table:table-cell office:value-type="string" calcext:value-type="string">
            <text:p>697 36438</text:p>
          </table:table-cell>
          <table:table-cell office:value-type="string" calcext:value-type="string">
            <text:p><text:s/>sta 1856</text:p>
          </table:table-cell>
        </table:table-row>
        <table:table-row table:style-name="ro1">
          <table:table-cell/>
          <table:table-cell office:value-type="string" calcext:value-type="string">
            <text:p>697 36582</text:p>
          </table:table-cell>
          <table:table-cell office:value-type="string" calcext:value-type="string">
            <text:p><text:s/>sta 8197</text:p>
          </table:table-cell>
        </table:table-row>
        <table:table-row table:style-name="ro1">
          <table:table-cell/>
          <table:table-cell office:value-type="string" calcext:value-type="string">
            <text:p>697 36582</text:p>
          </table:table-cell>
          <table:table-cell office:value-type="string" calcext:value-type="string">
            <text:p><text:s/>sta 8197</text:p>
          </table:table-cell>
        </table:table-row>
        <table:table-row table:style-name="ro1">
          <table:table-cell/>
          <table:table-cell office:value-type="string" calcext:value-type="string">
            <text:p>697 36585</text:p>
          </table:table-cell>
          <table:table-cell office:value-type="string" calcext:value-type="string">
            <text:p><text:s/>sta 8197</text:p>
          </table:table-cell>
        </table:table-row>
        <table:table-row table:style-name="ro1">
          <table:table-cell/>
          <table:table-cell office:value-type="string" calcext:value-type="string">
            <text:p>697 36585</text:p>
          </table:table-cell>
          <table:table-cell office:value-type="string" calcext:value-type="string">
            <text:p><text:s/>sta 8197</text:p>
          </table:table-cell>
        </table:table-row>
        <table:table-row table:style-name="ro1">
          <table:table-cell/>
          <table:table-cell office:value-type="string" calcext:value-type="string">
            <text:p>697 36589</text:p>
          </table:table-cell>
          <table:table-cell office:value-type="string" calcext:value-type="string">
            <text:p><text:s/>sta 8192</text:p>
          </table:table-cell>
        </table:table-row>
        <table:table-row table:style-name="ro1">
          <table:table-cell/>
          <table:table-cell office:value-type="string" calcext:value-type="string">
            <text:p>697 36589</text:p>
          </table:table-cell>
          <table:table-cell office:value-type="string" calcext:value-type="string">
            <text:p><text:s/>sta 8192</text:p>
          </table:table-cell>
        </table:table-row>
        <table:table-row table:style-name="ro1">
          <table:table-cell/>
          <table:table-cell office:value-type="string" calcext:value-type="string">
            <text:p>697 36592</text:p>
          </table:table-cell>
          <table:table-cell office:value-type="string" calcext:value-type="string">
            <text:p><text:s/>sta 1912</text:p>
          </table:table-cell>
        </table:table-row>
        <table:table-row table:style-name="ro1">
          <table:table-cell/>
          <table:table-cell office:value-type="string" calcext:value-type="string">
            <text:p>697 36592</text:p>
          </table:table-cell>
          <table:table-cell office:value-type="string" calcext:value-type="string">
            <text:p><text:s/>sta 1912</text:p>
          </table:table-cell>
        </table:table-row>
        <table:table-row table:style-name="ro1">
          <table:table-cell/>
          <table:table-cell office:value-type="string" calcext:value-type="string">
            <text:p>715 37084</text:p>
          </table:table-cell>
          <table:table-cell office:value-type="string" calcext:value-type="string">
            <text:p><text:s/>sta (6), y</text:p>
          </table:table-cell>
        </table:table-row>
        <table:table-row table:style-name="ro1">
          <table:table-cell/>
          <table:table-cell office:value-type="string" calcext:value-type="string">
            <text:p>744 37074</text:p>
          </table:table-cell>
          <table:table-cell office:value-type="string" calcext:value-type="string">
            <text:p><text:s/>stx 7</text:p>
          </table:table-cell>
        </table:table-row>
        <table:table-row table:style-name="ro1">
          <table:table-cell/>
          <table:table-cell office:value-type="string" calcext:value-type="string">
            <text:p>782 32775</text:p>
          </table:table-cell>
          <table:table-cell office:value-type="string" calcext:value-type="string">
            <text:p><text:s/>ldx 255</text:p>
          </table:table-cell>
        </table:table-row>
        <table:table-row table:style-name="ro1">
          <table:table-cell/>
          <table:table-cell office:value-type="string" calcext:value-type="string">
            <text:p>782 32790</text:p>
          </table:table-cell>
          <table:table-cell office:value-type="string" calcext:value-type="string">
            <text:p><text:s/>ldx 5</text:p>
          </table:table-cell>
        </table:table-row>
        <table:table-row table:style-name="ro1">
          <table:table-cell/>
          <table:table-cell office:value-type="string" calcext:value-type="string">
            <text:p>782 36405</text:p>
          </table:table-cell>
          <table:table-cell office:value-type="string" calcext:value-type="string">
            <text:p><text:s/>ldx 4</text:p>
          </table:table-cell>
        </table:table-row>
        <table:table-row table:style-name="ro1">
          <table:table-cell/>
          <table:table-cell office:value-type="string" calcext:value-type="string">
            <text:p>782 36405</text:p>
          </table:table-cell>
          <table:table-cell office:value-type="string" calcext:value-type="string">
            <text:p><text:s/>ldx 4</text:p>
          </table:table-cell>
        </table:table-row>
        <table:table-row table:style-name="ro1">
          <table:table-cell/>
          <table:table-cell office:value-type="string" calcext:value-type="string">
            <text:p>782 37068</text:p>
          </table:table-cell>
          <table:table-cell office:value-type="string" calcext:value-type="string">
            <text:p><text:s/>ldx 7</text:p>
          </table:table-cell>
        </table:table-row>
        <table:table-row table:style-name="ro1">
          <table:table-cell/>
          <table:table-cell office:value-type="string" calcext:value-type="string">
            <text:p>79 8057</text:p>
          </table:table-cell>
          <table:table-cell office:value-type="string" calcext:value-type="string">
            <text:p><text:s/>jmp 32855</text:p>
          </table:table-cell>
        </table:table-row>
        <table:table-row table:style-name="ro1">
          <table:table-cell/>
          <table:table-cell office:value-type="string" calcext:value-type="string">
            <text:p>79 8e59</text:p>
          </table:table-cell>
          <table:table-cell office:value-type="string" calcext:value-type="string">
            <text:p><text:s/>jmp 36582</text:p>
          </table:table-cell>
        </table:table-row>
        <table:table-row table:style-name="ro1">
          <table:table-cell/>
          <table:table-cell office:value-type="string" calcext:value-type="string">
            <text:p>79 8e59</text:p>
          </table:table-cell>
          <table:table-cell office:value-type="string" calcext:value-type="string">
            <text:p><text:s/>jmp 36582</text:p>
          </table:table-cell>
        </table:table-row>
        <table:table-row table:style-name="ro1">
          <table:table-cell/>
          <table:table-cell office:value-type="string" calcext:value-type="string">
            <text:p>802 32777</text:p>
          </table:table-cell>
          <table:table-cell office:value-type="string" calcext:value-type="string">
            <text:p><text:s/>txs</text:p>
          </table:table-cell>
        </table:table-row>
        <table:table-row table:style-name="ro1">
          <table:table-cell/>
          <table:table-cell office:value-type="string" calcext:value-type="string">
            <text:p>832 32781</text:p>
          </table:table-cell>
          <table:table-cell office:value-type="string" calcext:value-type="string">
            <text:p><text:s/>bpl -3</text:p>
          </table:table-cell>
        </table:table-row>
        <table:table-row table:style-name="ro1">
          <table:table-cell/>
          <table:table-cell office:value-type="string" calcext:value-type="string">
            <text:p>832 32786</text:p>
          </table:table-cell>
          <table:table-cell office:value-type="string" calcext:value-type="string">
            <text:p><text:s/>bpl -3</text:p>
          </table:table-cell>
        </table:table-row>
        <table:table-row table:style-name="ro1">
          <table:table-cell/>
          <table:table-cell office:value-type="string" calcext:value-type="string">
            <text:p>832 37092</text:p>
          </table:table-cell>
          <table:table-cell office:value-type="string" calcext:value-type="string">
            <text:p><text:s/>bpl -18</text:p>
          </table:table-cell>
        </table:table-row>
        <table:table-row table:style-name="ro1">
          <table:table-cell/>
          <table:table-cell office:value-type="string" calcext:value-type="string">
            <text:p>857 32811</text:p>
          </table:table-cell>
          <table:table-cell office:value-type="string" calcext:value-type="string">
            <text:p><text:s/>jsr 37068</text:p>
          </table:table-cell>
        </table:table-row>
        <table:table-row table:style-name="ro1">
          <table:table-cell/>
          <table:table-cell office:value-type="string" calcext:value-type="string">
            <text:p>857 32838</text:p>
          </table:table-cell>
          <table:table-cell office:value-type="string" calcext:value-type="string">
            <text:p><text:s/>jsr 33312</text:p>
          </table:table-cell>
        </table:table-row>
        <table:table-row table:style-name="ro1">
          <table:table-cell/>
          <table:table-cell office:value-type="string" calcext:value-type="string">
            <text:p>857 32841</text:p>
          </table:table-cell>
          <table:table-cell office:value-type="string" calcext:value-type="string">
            <text:p><text:s/>jsr 36377</text:p>
          </table:table-cell>
        </table:table-row>
        <table:table-row table:style-name="ro1">
          <table:table-cell/>
          <table:table-cell office:value-type="string" calcext:value-type="string">
            <text:p>857 32852</text:p>
          </table:table-cell>
          <table:table-cell office:value-type="string" calcext:value-type="string">
            <text:p><text:s/>jsr 36589</text:p>
          </table:table-cell>
        </table:table-row>
        <table:table-row table:style-name="ro1">
          <table:table-cell/>
          <table:table-cell office:value-type="string" calcext:value-type="string">
            <text:p>857 36387</text:p>
          </table:table-cell>
          <table:table-cell office:value-type="string" calcext:value-type="string">
            <text:p><text:s/>jsr 36589</text:p>
          </table:table-cell>
        </table:table-row>
        <table:table-row table:style-name="ro1">
          <table:table-cell/>
          <table:table-cell office:value-type="string" calcext:value-type="string">
            <text:p>857 36392</text:p>
          </table:table-cell>
          <table:table-cell office:value-type="string" calcext:value-type="string">
            <text:p><text:s/>jsr 36397</text:p>
          </table:table-cell>
        </table:table-row>
        <table:table-row table:style-name="ro1">
          <table:table-cell/>
          <table:table-cell office:value-type="string" calcext:value-type="string">
            <text:p>876 33328</text:p>
          </table:table-cell>
          <table:table-cell office:value-type="string" calcext:value-type="string">
            <text:p><text:s/>rts</text:p>
          </table:table-cell>
        </table:table-row>
        <table:table-row table:style-name="ro1">
          <table:table-cell/>
          <table:table-cell office:value-type="string" calcext:value-type="string">
            <text:p>876 36588</text:p>
          </table:table-cell>
          <table:table-cell office:value-type="string" calcext:value-type="string">
            <text:p><text:s/>rts</text:p>
          </table:table-cell>
        </table:table-row>
        <table:table-row table:style-name="ro1">
          <table:table-cell/>
          <table:table-cell office:value-type="string" calcext:value-type="string">
            <text:p>876 36588</text:p>
          </table:table-cell>
          <table:table-cell office:value-type="string" calcext:value-type="string">
            <text:p><text:s/>rts</text:p>
          </table:table-cell>
        </table:table-row>
        <table:table-row table:style-name="ro1">
          <table:table-cell/>
          <table:table-cell office:value-type="string" calcext:value-type="string">
            <text:p>876 36595</text:p>
          </table:table-cell>
          <table:table-cell office:value-type="string" calcext:value-type="string">
            <text:p><text:s/>rts</text:p>
          </table:table-cell>
        </table:table-row>
        <table:table-row table:style-name="ro1">
          <table:table-cell/>
          <table:table-cell office:value-type="string" calcext:value-type="string">
            <text:p>876 36595</text:p>
          </table:table-cell>
          <table:table-cell office:value-type="string" calcext:value-type="string">
            <text:p><text:s/>rts</text:p>
          </table:table-cell>
        </table:table-row>
        <table:table-row table:style-name="ro1">
          <table:table-cell/>
          <table:table-cell office:value-type="string" calcext:value-type="string">
            <text:p>876 37094</text:p>
          </table:table-cell>
          <table:table-cell office:value-type="string" calcext:value-type="string">
            <text:p><text:s/>rts</text:p>
          </table:table-cell>
        </table:table-row>
        <table:table-row table:style-name="ro1">
          <table:table-cell/>
          <table:table-cell office:value-type="string" calcext:value-type="string">
            <text:p>906 33326</text:p>
          </table:table-cell>
          <table:table-cell office:value-type="string" calcext:value-type="string">
            <text:p><text:s/>bne -7</text:p>
          </table:table-cell>
        </table:table-row>
        <table:table-row table:style-name="ro1">
          <table:table-cell/>
          <table:table-cell office:value-type="string" calcext:value-type="string">
            <text:p>906 36415</text:p>
          </table:table-cell>
          <table:table-cell office:value-type="string" calcext:value-type="string">
            <text:p><text:s/>bne -4</text:p>
          </table:table-cell>
        </table:table-row>
        <table:table-row table:style-name="ro1">
          <table:table-cell/>
          <table:table-cell office:value-type="string" calcext:value-type="string">
            <text:p>906 36415</text:p>
          </table:table-cell>
          <table:table-cell office:value-type="string" calcext:value-type="string">
            <text:p><text:s/>bne -4</text:p>
          </table:table-cell>
        </table:table-row>
        <table:table-row table:style-name="ro1">
          <table:table-cell/>
          <table:table-cell office:value-type="string" calcext:value-type="string">
            <text:p>906 36418</text:p>
          </table:table-cell>
          <table:table-cell office:value-type="string" calcext:value-type="string">
            <text:p><text:s/>bne -7</text:p>
          </table:table-cell>
        </table:table-row>
        <table:table-row table:style-name="ro1">
          <table:table-cell/>
          <table:table-cell office:value-type="string" calcext:value-type="string">
            <text:p>906 36418</text:p>
          </table:table-cell>
          <table:table-cell office:value-type="string" calcext:value-type="string">
            <text:p><text:s/>bne -7</text:p>
          </table:table-cell>
        </table:table-row>
        <table:table-row table:style-name="ro1">
          <table:table-cell/>
          <table:table-cell office:value-type="string" calcext:value-type="string">
            <text:p>906 36433</text:p>
          </table:table-cell>
          <table:table-cell office:value-type="string" calcext:value-type="string">
            <text:p><text:s/>bne -4</text:p>
          </table:table-cell>
        </table:table-row>
        <table:table-row table:style-name="ro1">
          <table:table-cell/>
          <table:table-cell office:value-type="string" calcext:value-type="string">
            <text:p>906 36433</text:p>
          </table:table-cell>
          <table:table-cell office:value-type="string" calcext:value-type="string">
            <text:p><text:s/>bne -4</text:p>
          </table:table-cell>
        </table:table-row>
        <table:table-row table:style-name="ro1">
          <table:table-cell/>
          <table:table-cell office:value-type="string" calcext:value-type="string">
            <text:p>906 37078</text:p>
          </table:table-cell>
          <table:table-cell office:value-type="string" calcext:value-type="string">
            <text:p><text:s/>bne 4</text:p>
          </table:table-cell>
        </table:table-row>
        <table:table-row table:style-name="ro1">
          <table:table-cell/>
          <table:table-cell office:value-type="string" calcext:value-type="string">
            <text:p>906 37089</text:p>
          </table:table-cell>
          <table:table-cell office:value-type="string" calcext:value-type="string">
            <text:p><text:s/>bne -13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(indirect,X)</text:p>
          </table:table-cell>
          <table:table-cell office:value-type="string" calcext:value-type="string">
            <text:p>ADC</text:p>
          </table:table-cell>
          <table:table-cell table:formula="of:=[.I1]-1" office:value-type="float" office:value="1" calcext:value-type="float">
            <text:p>1</text:p>
          </table:table-cell>
          <table:table-cell office:value-type="string" calcext:value-type="string">
            <text:p>(oper,X)</text:p>
          </table:table-cell>
          <table:table-cell office:value-type="float" office:value="61" calcext:value-type="float">
            <text:p>61</text:p>
          </table:table-cell>
          <table:table-cell table:formula="of:=HEX2BIN([.F1];8)" office:value-type="string" office:string-value="01100001" calcext:value-type="string">
            <text:p>0110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];&quot;': {'inst': '&quot;;[.C1]; &quot;', 'addressing': '&quot;;[.B1]; &quot;', 'assembler': '&quot;;[.E1]; &quot;', 'bytes': &quot;;[.I1];&quot;},&quot;)" office:value-type="string" office:string-value="'61': {'inst': 'ADC', 'addressing': '(indirect,X)', 'assembler': '(oper,X)', 'bytes': 2}," calcext:value-type="string">
            <text:p>'61': {'inst': 'ADC', 'addressing': '(indirect,X)', 'assembler': '(oper,X)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,X)</text:p>
          </table:table-cell>
          <table:table-cell office:value-type="string" calcext:value-type="string">
            <text:p>AND</text:p>
          </table:table-cell>
          <table:table-cell table:formula="of:=[.I2]-1" office:value-type="float" office:value="1" calcext:value-type="float">
            <text:p>1</text:p>
          </table:table-cell>
          <table:table-cell office:value-type="string" calcext:value-type="string">
            <text:p>(oper,X)</text:p>
          </table:table-cell>
          <table:table-cell office:value-type="float" office:value="21" calcext:value-type="float">
            <text:p>21</text:p>
          </table:table-cell>
          <table:table-cell table:formula="of:=HEX2BIN([.F2];8)" office:value-type="string" office:string-value="00100001" calcext:value-type="string">
            <text:p>0010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2];&quot;': {'inst': '&quot;;[.C2]; &quot;', 'addressing': '&quot;;[.B2]; &quot;', 'assembler': '&quot;;[.E2]; &quot;', 'bytes': &quot;;[.I2];&quot;},&quot;)" office:value-type="string" office:string-value="'21': {'inst': 'AND', 'addressing': '(indirect,X)', 'assembler': '(oper,X)', 'bytes': 2}," calcext:value-type="string">
            <text:p>'21': {'inst': 'AND', 'addressing': '(indirect,X)', 'assembler': '(oper,X)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,X)</text:p>
          </table:table-cell>
          <table:table-cell office:value-type="string" calcext:value-type="string">
            <text:p>CMP</text:p>
          </table:table-cell>
          <table:table-cell table:formula="of:=[.I3]-1" office:value-type="float" office:value="1" calcext:value-type="float">
            <text:p>1</text:p>
          </table:table-cell>
          <table:table-cell office:value-type="string" calcext:value-type="string">
            <text:p>(oper,X)</text:p>
          </table:table-cell>
          <table:table-cell office:value-type="string" calcext:value-type="string">
            <text:p>C1</text:p>
          </table:table-cell>
          <table:table-cell table:formula="of:=HEX2BIN([.F3];8)" office:value-type="string" office:string-value="11000001" calcext:value-type="string">
            <text:p>1100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3];&quot;': {'inst': '&quot;;[.C3]; &quot;', 'addressing': '&quot;;[.B3]; &quot;', 'assembler': '&quot;;[.E3]; &quot;', 'bytes': &quot;;[.I3];&quot;},&quot;)" office:value-type="string" office:string-value="'C1': {'inst': 'CMP', 'addressing': '(indirect,X)', 'assembler': '(oper,X)', 'bytes': 2}," calcext:value-type="string">
            <text:p>'C1': {'inst': 'CMP', 'addressing': '(indirect,X)', 'assembler': '(oper,X)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,X)</text:p>
          </table:table-cell>
          <table:table-cell office:value-type="string" calcext:value-type="string">
            <text:p>EOR</text:p>
          </table:table-cell>
          <table:table-cell table:formula="of:=[.I4]-1" office:value-type="float" office:value="1" calcext:value-type="float">
            <text:p>1</text:p>
          </table:table-cell>
          <table:table-cell office:value-type="string" calcext:value-type="string">
            <text:p>(oper,X)</text:p>
          </table:table-cell>
          <table:table-cell office:value-type="float" office:value="41" calcext:value-type="float">
            <text:p>41</text:p>
          </table:table-cell>
          <table:table-cell table:formula="of:=HEX2BIN([.F4];8)" office:value-type="string" office:string-value="01000001" calcext:value-type="string">
            <text:p>0100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4];&quot;': {'inst': '&quot;;[.C4]; &quot;', 'addressing': '&quot;;[.B4]; &quot;', 'assembler': '&quot;;[.E4]; &quot;', 'bytes': &quot;;[.I4];&quot;},&quot;)" office:value-type="string" office:string-value="'41': {'inst': 'EOR', 'addressing': '(indirect,X)', 'assembler': '(oper,X)', 'bytes': 2}," calcext:value-type="string">
            <text:p>'41': {'inst': 'EOR', 'addressing': '(indirect,X)', 'assembler': '(oper,X)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,X)</text:p>
          </table:table-cell>
          <table:table-cell office:value-type="string" calcext:value-type="string">
            <text:p>LDA</text:p>
          </table:table-cell>
          <table:table-cell table:formula="of:=[.I5]-1" office:value-type="float" office:value="1" calcext:value-type="float">
            <text:p>1</text:p>
          </table:table-cell>
          <table:table-cell office:value-type="string" calcext:value-type="string">
            <text:p>(oper,X)</text:p>
          </table:table-cell>
          <table:table-cell office:value-type="string" calcext:value-type="string">
            <text:p>A1</text:p>
          </table:table-cell>
          <table:table-cell table:formula="of:=HEX2BIN([.F5];8)" office:value-type="string" office:string-value="10100001" calcext:value-type="string">
            <text:p>1010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5];&quot;': {'inst': '&quot;;[.C5]; &quot;', 'addressing': '&quot;;[.B5]; &quot;', 'assembler': '&quot;;[.E5]; &quot;', 'bytes': &quot;;[.I5];&quot;},&quot;)" office:value-type="string" office:string-value="'A1': {'inst': 'LDA', 'addressing': '(indirect,X)', 'assembler': '(oper,X)', 'bytes': 2}," calcext:value-type="string">
            <text:p>'A1': {'inst': 'LDA', 'addressing': '(indirect,X)', 'assembler': '(oper,X)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,X)</text:p>
          </table:table-cell>
          <table:table-cell office:value-type="string" calcext:value-type="string">
            <text:p>ORA</text:p>
          </table:table-cell>
          <table:table-cell table:formula="of:=[.I6]-1" office:value-type="float" office:value="1" calcext:value-type="float">
            <text:p>1</text:p>
          </table:table-cell>
          <table:table-cell office:value-type="string" calcext:value-type="string">
            <text:p>(oper,X)</text:p>
          </table:table-cell>
          <table:table-cell office:value-type="string" calcext:value-type="string">
            <text:p>01</text:p>
          </table:table-cell>
          <table:table-cell table:formula="of:=HEX2BIN([.F6];8)" office:value-type="string" office:string-value="00000001" calcext:value-type="string">
            <text:p>0000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6];&quot;': {'inst': '&quot;;[.C6]; &quot;', 'addressing': '&quot;;[.B6]; &quot;', 'assembler': '&quot;;[.E6]; &quot;', 'bytes': &quot;;[.I6];&quot;},&quot;)" office:value-type="string" office:string-value="'01': {'inst': 'ORA', 'addressing': '(indirect,X)', 'assembler': '(oper,X)', 'bytes': 2}," calcext:value-type="string">
            <text:p>'01': {'inst': 'ORA', 'addressing': '(indirect,X)', 'assembler': '(oper,X)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,X)</text:p>
          </table:table-cell>
          <table:table-cell office:value-type="string" calcext:value-type="string">
            <text:p>SBC</text:p>
          </table:table-cell>
          <table:table-cell table:formula="of:=[.I7]-1" office:value-type="float" office:value="1" calcext:value-type="float">
            <text:p>1</text:p>
          </table:table-cell>
          <table:table-cell office:value-type="string" calcext:value-type="string">
            <text:p>(oper,X)</text:p>
          </table:table-cell>
          <table:table-cell office:value-type="string" calcext:value-type="string">
            <text:p>E1</text:p>
          </table:table-cell>
          <table:table-cell table:formula="of:=HEX2BIN([.F7];8)" office:value-type="string" office:string-value="11100001" calcext:value-type="string">
            <text:p>1110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7];&quot;': {'inst': '&quot;;[.C7]; &quot;', 'addressing': '&quot;;[.B7]; &quot;', 'assembler': '&quot;;[.E7]; &quot;', 'bytes': &quot;;[.I7];&quot;},&quot;)" office:value-type="string" office:string-value="'E1': {'inst': 'SBC', 'addressing': '(indirect,X)', 'assembler': '(oper,X)', 'bytes': 2}," calcext:value-type="string">
            <text:p>'E1': {'inst': 'SBC', 'addressing': '(indirect,X)', 'assembler': '(oper,X)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,X)</text:p>
          </table:table-cell>
          <table:table-cell office:value-type="string" calcext:value-type="string">
            <text:p>STA</text:p>
          </table:table-cell>
          <table:table-cell table:formula="of:=[.I8]-1" office:value-type="float" office:value="1" calcext:value-type="float">
            <text:p>1</text:p>
          </table:table-cell>
          <table:table-cell office:value-type="string" calcext:value-type="string">
            <text:p>(oper,X)</text:p>
          </table:table-cell>
          <table:table-cell office:value-type="float" office:value="81" calcext:value-type="float">
            <text:p>81</text:p>
          </table:table-cell>
          <table:table-cell table:formula="of:=HEX2BIN([.F8];8)" office:value-type="string" office:string-value="10000001" calcext:value-type="string">
            <text:p>1000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8];&quot;': {'inst': '&quot;;[.C8]; &quot;', 'addressing': '&quot;;[.B8]; &quot;', 'assembler': '&quot;;[.E8]; &quot;', 'bytes': &quot;;[.I8];&quot;},&quot;)" office:value-type="string" office:string-value="'81': {'inst': 'STA', 'addressing': '(indirect,X)', 'assembler': '(oper,X)', 'bytes': 2}," calcext:value-type="string">
            <text:p>'81': {'inst': 'STA', 'addressing': '(indirect,X)', 'assembler': '(oper,X)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),Y</text:p>
          </table:table-cell>
          <table:table-cell office:value-type="string" calcext:value-type="string">
            <text:p>ADC</text:p>
          </table:table-cell>
          <table:table-cell table:formula="of:=[.I9]-1" office:value-type="float" office:value="1" calcext:value-type="float">
            <text:p>1</text:p>
          </table:table-cell>
          <table:table-cell office:value-type="string" calcext:value-type="string">
            <text:p>(oper),Y</text:p>
          </table:table-cell>
          <table:table-cell office:value-type="float" office:value="71" calcext:value-type="float">
            <text:p>71</text:p>
          </table:table-cell>
          <table:table-cell table:formula="of:=HEX2BIN([.F9];8)" office:value-type="string" office:string-value="01110001" calcext:value-type="string">
            <text:p>0111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9];&quot;': {'inst': '&quot;;[.C9]; &quot;', 'addressing': '&quot;;[.B9]; &quot;', 'assembler': '&quot;;[.E9]; &quot;', 'bytes': &quot;;[.I9];&quot;},&quot;)" office:value-type="string" office:string-value="'71': {'inst': 'ADC', 'addressing': '(indirect),Y', 'assembler': '(oper),Y', 'bytes': 2}," calcext:value-type="string">
            <text:p>'71': {'inst': 'ADC', 'addressing': '(indirect),Y', 'assembler': '(oper),Y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),Y</text:p>
          </table:table-cell>
          <table:table-cell office:value-type="string" calcext:value-type="string">
            <text:p>AND</text:p>
          </table:table-cell>
          <table:table-cell table:formula="of:=[.I10]-1" office:value-type="float" office:value="1" calcext:value-type="float">
            <text:p>1</text:p>
          </table:table-cell>
          <table:table-cell office:value-type="string" calcext:value-type="string">
            <text:p>(oper),Y</text:p>
          </table:table-cell>
          <table:table-cell office:value-type="float" office:value="31" calcext:value-type="float">
            <text:p>31</text:p>
          </table:table-cell>
          <table:table-cell table:formula="of:=HEX2BIN([.F10];8)" office:value-type="string" office:string-value="00110001" calcext:value-type="string">
            <text:p>0011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0];&quot;': {'inst': '&quot;;[.C10]; &quot;', 'addressing': '&quot;;[.B10]; &quot;', 'assembler': '&quot;;[.E10]; &quot;', 'bytes': &quot;;[.I10];&quot;},&quot;)" office:value-type="string" office:string-value="'31': {'inst': 'AND', 'addressing': '(indirect),Y', 'assembler': '(oper),Y', 'bytes': 2}," calcext:value-type="string">
            <text:p>'31': {'inst': 'AND', 'addressing': '(indirect),Y', 'assembler': '(oper),Y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),Y</text:p>
          </table:table-cell>
          <table:table-cell office:value-type="string" calcext:value-type="string">
            <text:p>CMP</text:p>
          </table:table-cell>
          <table:table-cell table:formula="of:=[.I11]-1" office:value-type="float" office:value="1" calcext:value-type="float">
            <text:p>1</text:p>
          </table:table-cell>
          <table:table-cell office:value-type="string" calcext:value-type="string">
            <text:p>(oper),Y</text:p>
          </table:table-cell>
          <table:table-cell office:value-type="string" calcext:value-type="string">
            <text:p>D1</text:p>
          </table:table-cell>
          <table:table-cell table:formula="of:=HEX2BIN([.F11];8)" office:value-type="string" office:string-value="11010001" calcext:value-type="string">
            <text:p>1101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1];&quot;': {'inst': '&quot;;[.C11]; &quot;', 'addressing': '&quot;;[.B11]; &quot;', 'assembler': '&quot;;[.E11]; &quot;', 'bytes': &quot;;[.I11];&quot;},&quot;)" office:value-type="string" office:string-value="'D1': {'inst': 'CMP', 'addressing': '(indirect),Y', 'assembler': '(oper),Y', 'bytes': 2}," calcext:value-type="string">
            <text:p>'D1': {'inst': 'CMP', 'addressing': '(indirect),Y', 'assembler': '(oper),Y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),Y</text:p>
          </table:table-cell>
          <table:table-cell office:value-type="string" calcext:value-type="string">
            <text:p>EOR</text:p>
          </table:table-cell>
          <table:table-cell table:formula="of:=[.I12]-1" office:value-type="float" office:value="1" calcext:value-type="float">
            <text:p>1</text:p>
          </table:table-cell>
          <table:table-cell office:value-type="string" calcext:value-type="string">
            <text:p>(oper),Y</text:p>
          </table:table-cell>
          <table:table-cell office:value-type="float" office:value="51" calcext:value-type="float">
            <text:p>51</text:p>
          </table:table-cell>
          <table:table-cell table:formula="of:=HEX2BIN([.F12];8)" office:value-type="string" office:string-value="01010001" calcext:value-type="string">
            <text:p>0101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2];&quot;': {'inst': '&quot;;[.C12]; &quot;', 'addressing': '&quot;;[.B12]; &quot;', 'assembler': '&quot;;[.E12]; &quot;', 'bytes': &quot;;[.I12];&quot;},&quot;)" office:value-type="string" office:string-value="'51': {'inst': 'EOR', 'addressing': '(indirect),Y', 'assembler': '(oper),Y', 'bytes': 2}," calcext:value-type="string">
            <text:p>'51': {'inst': 'EOR', 'addressing': '(indirect),Y', 'assembler': '(oper),Y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),Y</text:p>
          </table:table-cell>
          <table:table-cell office:value-type="string" calcext:value-type="string">
            <text:p>LDA</text:p>
          </table:table-cell>
          <table:table-cell table:formula="of:=[.I13]-1" office:value-type="float" office:value="1" calcext:value-type="float">
            <text:p>1</text:p>
          </table:table-cell>
          <table:table-cell office:value-type="string" calcext:value-type="string">
            <text:p>(oper),Y</text:p>
          </table:table-cell>
          <table:table-cell office:value-type="string" calcext:value-type="string">
            <text:p>B1</text:p>
          </table:table-cell>
          <table:table-cell table:formula="of:=HEX2BIN([.F13];8)" office:value-type="string" office:string-value="10110001" calcext:value-type="string">
            <text:p>1011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3];&quot;': {'inst': '&quot;;[.C13]; &quot;', 'addressing': '&quot;;[.B13]; &quot;', 'assembler': '&quot;;[.E13]; &quot;', 'bytes': &quot;;[.I13];&quot;},&quot;)" office:value-type="string" office:string-value="'B1': {'inst': 'LDA', 'addressing': '(indirect),Y', 'assembler': '(oper),Y', 'bytes': 2}," calcext:value-type="string">
            <text:p>'B1': {'inst': 'LDA', 'addressing': '(indirect),Y', 'assembler': '(oper),Y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),Y</text:p>
          </table:table-cell>
          <table:table-cell office:value-type="string" calcext:value-type="string">
            <text:p>ORA</text:p>
          </table:table-cell>
          <table:table-cell table:formula="of:=[.I14]-1" office:value-type="float" office:value="1" calcext:value-type="float">
            <text:p>1</text:p>
          </table:table-cell>
          <table:table-cell office:value-type="string" calcext:value-type="string">
            <text:p>(oper),Y</text:p>
          </table:table-cell>
          <table:table-cell office:value-type="float" office:value="11" calcext:value-type="float">
            <text:p>11</text:p>
          </table:table-cell>
          <table:table-cell table:formula="of:=HEX2BIN([.F14];8)" office:value-type="string" office:string-value="00010001" calcext:value-type="string">
            <text:p>0001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4];&quot;': {'inst': '&quot;;[.C14]; &quot;', 'addressing': '&quot;;[.B14]; &quot;', 'assembler': '&quot;;[.E14]; &quot;', 'bytes': &quot;;[.I14];&quot;},&quot;)" office:value-type="string" office:string-value="'11': {'inst': 'ORA', 'addressing': '(indirect),Y', 'assembler': '(oper),Y', 'bytes': 2}," calcext:value-type="string">
            <text:p>'11': {'inst': 'ORA', 'addressing': '(indirect),Y', 'assembler': '(oper),Y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),Y</text:p>
          </table:table-cell>
          <table:table-cell office:value-type="string" calcext:value-type="string">
            <text:p>SBC</text:p>
          </table:table-cell>
          <table:table-cell table:formula="of:=[.I15]-1" office:value-type="float" office:value="1" calcext:value-type="float">
            <text:p>1</text:p>
          </table:table-cell>
          <table:table-cell office:value-type="string" calcext:value-type="string">
            <text:p>(oper),Y</text:p>
          </table:table-cell>
          <table:table-cell office:value-type="string" calcext:value-type="string">
            <text:p>F1</text:p>
          </table:table-cell>
          <table:table-cell table:formula="of:=HEX2BIN([.F15];8)" office:value-type="string" office:string-value="11110001" calcext:value-type="string">
            <text:p>1111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5];&quot;': {'inst': '&quot;;[.C15]; &quot;', 'addressing': '&quot;;[.B15]; &quot;', 'assembler': '&quot;;[.E15]; &quot;', 'bytes': &quot;;[.I15];&quot;},&quot;)" office:value-type="string" office:string-value="'F1': {'inst': 'SBC', 'addressing': '(indirect),Y', 'assembler': '(oper),Y', 'bytes': 2}," calcext:value-type="string">
            <text:p>'F1': {'inst': 'SBC', 'addressing': '(indirect),Y', 'assembler': '(oper),Y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indirect),Y</text:p>
          </table:table-cell>
          <table:table-cell office:value-type="string" calcext:value-type="string">
            <text:p>STA</text:p>
          </table:table-cell>
          <table:table-cell table:formula="of:=[.I16]-1" office:value-type="float" office:value="1" calcext:value-type="float">
            <text:p>1</text:p>
          </table:table-cell>
          <table:table-cell office:value-type="string" calcext:value-type="string">
            <text:p>(oper),Y</text:p>
          </table:table-cell>
          <table:table-cell office:value-type="float" office:value="91" calcext:value-type="float">
            <text:p>91</text:p>
          </table:table-cell>
          <table:table-cell table:formula="of:=HEX2BIN([.F16];8)" office:value-type="string" office:string-value="10010001" calcext:value-type="string">
            <text:p>10010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6];&quot;': {'inst': '&quot;;[.C16]; &quot;', 'addressing': '&quot;;[.B16]; &quot;', 'assembler': '&quot;;[.E16]; &quot;', 'bytes': &quot;;[.I16];&quot;},&quot;)" office:value-type="string" office:string-value="'91': {'inst': 'STA', 'addressing': '(indirect),Y', 'assembler': '(oper),Y', 'bytes': 2}," calcext:value-type="string">
            <text:p>'91': {'inst': 'STA', 'addressing': '(indirect),Y', 'assembler': '(oper),Y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 table:formula="of:=[.I17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6D</text:p>
          </table:table-cell>
          <table:table-cell table:formula="of:=HEX2BIN([.F17];8)" office:value-type="string" office:string-value="01101101" calcext:value-type="string">
            <text:p>0110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17];&quot;': {'inst': '&quot;;[.C17]; &quot;', 'addressing': '&quot;;[.B17]; &quot;', 'assembler': '&quot;;[.E17]; &quot;', 'bytes': &quot;;[.I17];&quot;},&quot;)" office:value-type="string" office:string-value="'6D': {'inst': 'ADC', 'addressing': 'absolute', 'assembler': 'oper', 'bytes': 3}," calcext:value-type="string">
            <text:p>'6D': {'inst': 'ADC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 table:formula="of:=[.I18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2D</text:p>
          </table:table-cell>
          <table:table-cell table:formula="of:=HEX2BIN([.F18];8)" office:value-type="string" office:string-value="00101101" calcext:value-type="string">
            <text:p>0010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18];&quot;': {'inst': '&quot;;[.C18]; &quot;', 'addressing': '&quot;;[.B18]; &quot;', 'assembler': '&quot;;[.E18]; &quot;', 'bytes': &quot;;[.I18];&quot;},&quot;)" office:value-type="string" office:string-value="'2D': {'inst': 'AND', 'addressing': 'absolute', 'assembler': 'oper', 'bytes': 3}," calcext:value-type="string">
            <text:p>'2D': {'inst': 'AND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 table:formula="of:=[.I19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0E</text:p>
          </table:table-cell>
          <table:table-cell table:formula="of:=HEX2BIN([.F19];8)" office:value-type="string" office:string-value="00001110" calcext:value-type="string">
            <text:p>0000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19];&quot;': {'inst': '&quot;;[.C19]; &quot;', 'addressing': '&quot;;[.B19]; &quot;', 'assembler': '&quot;;[.E19]; &quot;', 'bytes': &quot;;[.I19];&quot;},&quot;)" office:value-type="string" office:string-value="'0E': {'inst': 'ASL', 'addressing': 'absolute', 'assembler': 'oper', 'bytes': 3}," calcext:value-type="string">
            <text:p>'0E': {'inst': 'ASL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 table:formula="of:=[.I20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2C</text:p>
          </table:table-cell>
          <table:table-cell table:formula="of:=HEX2BIN([.F20];8)" office:value-type="string" office:string-value="00101100" calcext:value-type="string">
            <text:p>001011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20];&quot;': {'inst': '&quot;;[.C20]; &quot;', 'addressing': '&quot;;[.B20]; &quot;', 'assembler': '&quot;;[.E20]; &quot;', 'bytes': &quot;;[.I20];&quot;},&quot;)" office:value-type="string" office:string-value="'2C': {'inst': 'BIT', 'addressing': 'absolute', 'assembler': 'oper', 'bytes': 3}," calcext:value-type="string">
            <text:p>'2C': {'inst': 'BIT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 table:formula="of:=[.I21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CD</text:p>
          </table:table-cell>
          <table:table-cell table:formula="of:=HEX2BIN([.F21];8)" office:value-type="string" office:string-value="11001101" calcext:value-type="string">
            <text:p>1100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21];&quot;': {'inst': '&quot;;[.C21]; &quot;', 'addressing': '&quot;;[.B21]; &quot;', 'assembler': '&quot;;[.E21]; &quot;', 'bytes': &quot;;[.I21];&quot;},&quot;)" office:value-type="string" office:string-value="'CD': {'inst': 'CMP', 'addressing': 'absolute', 'assembler': 'oper', 'bytes': 3}," calcext:value-type="string">
            <text:p>'CD': {'inst': 'CMP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 table:formula="of:=[.I22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EC</text:p>
          </table:table-cell>
          <table:table-cell table:formula="of:=HEX2BIN([.F22];8)" office:value-type="string" office:string-value="11101100" calcext:value-type="string">
            <text:p>111011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22];&quot;': {'inst': '&quot;;[.C22]; &quot;', 'addressing': '&quot;;[.B22]; &quot;', 'assembler': '&quot;;[.E22]; &quot;', 'bytes': &quot;;[.I22];&quot;},&quot;)" office:value-type="string" office:string-value="'EC': {'inst': 'CPX', 'addressing': 'absolute', 'assembler': 'oper', 'bytes': 3}," calcext:value-type="string">
            <text:p>'EC': {'inst': 'CPX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 table:formula="of:=[.I23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CC</text:p>
          </table:table-cell>
          <table:table-cell table:formula="of:=HEX2BIN([.F23];8)" office:value-type="string" office:string-value="11001100" calcext:value-type="string">
            <text:p>110011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23];&quot;': {'inst': '&quot;;[.C23]; &quot;', 'addressing': '&quot;;[.B23]; &quot;', 'assembler': '&quot;;[.E23]; &quot;', 'bytes': &quot;;[.I23];&quot;},&quot;)" office:value-type="string" office:string-value="'CC': {'inst': 'CPY', 'addressing': 'absolute', 'assembler': 'oper', 'bytes': 3}," calcext:value-type="string">
            <text:p>'CC': {'inst': 'CPY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 table:formula="of:=[.I24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CE</text:p>
          </table:table-cell>
          <table:table-cell table:formula="of:=HEX2BIN([.F24];8)" office:value-type="string" office:string-value="11001110" calcext:value-type="string">
            <text:p>1100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24];&quot;': {'inst': '&quot;;[.C24]; &quot;', 'addressing': '&quot;;[.B24]; &quot;', 'assembler': '&quot;;[.E24]; &quot;', 'bytes': &quot;;[.I24];&quot;},&quot;)" office:value-type="string" office:string-value="'CE': {'inst': 'DEC', 'addressing': 'absolute', 'assembler': 'oper', 'bytes': 3}," calcext:value-type="string">
            <text:p>'CE': {'inst': 'DEC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 table:formula="of:=[.I25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4D</text:p>
          </table:table-cell>
          <table:table-cell table:formula="of:=HEX2BIN([.F25];8)" office:value-type="string" office:string-value="01001101" calcext:value-type="string">
            <text:p>0100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25];&quot;': {'inst': '&quot;;[.C25]; &quot;', 'addressing': '&quot;;[.B25]; &quot;', 'assembler': '&quot;;[.E25]; &quot;', 'bytes': &quot;;[.I25];&quot;},&quot;)" office:value-type="string" office:string-value="'4D': {'inst': 'EOR', 'addressing': 'absolute', 'assembler': 'oper', 'bytes': 3}," calcext:value-type="string">
            <text:p>'4D': {'inst': 'EOR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 table:formula="of:=[.I26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EE</text:p>
          </table:table-cell>
          <table:table-cell table:formula="of:=HEX2BIN([.F26];8)" office:value-type="string" office:string-value="11101110" calcext:value-type="string">
            <text:p>1110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26];&quot;': {'inst': '&quot;;[.C26]; &quot;', 'addressing': '&quot;;[.B26]; &quot;', 'assembler': '&quot;;[.E26]; &quot;', 'bytes': &quot;;[.I26];&quot;},&quot;)" office:value-type="string" office:string-value="'EE': {'inst': 'INC', 'addressing': 'absolute', 'assembler': 'oper', 'bytes': 3}," calcext:value-type="string">
            <text:p>'EE': {'inst': 'INC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  <table:table-cell table:formula="of:=[.I27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4C</text:p>
          </table:table-cell>
          <table:table-cell table:formula="of:=HEX2BIN([.F27];8)" office:value-type="string" office:string-value="01001100" calcext:value-type="string">
            <text:p>010011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27];&quot;': {'inst': '&quot;;[.C27]; &quot;', 'addressing': '&quot;;[.B27]; &quot;', 'assembler': '&quot;;[.E27]; &quot;', 'bytes': &quot;;[.I27];&quot;},&quot;)" office:value-type="string" office:string-value="'4C': {'inst': 'JMP', 'addressing': 'absolute', 'assembler': 'oper', 'bytes': 3}," calcext:value-type="string">
            <text:p>'4C': {'inst': 'JMP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JSR</text:p>
          </table:table-cell>
          <table:table-cell table:formula="of:=[.I28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float" office:value="20" calcext:value-type="float">
            <text:p>20</text:p>
          </table:table-cell>
          <table:table-cell table:formula="of:=HEX2BIN([.F28];8)" office:value-type="string" office:string-value="00100000" calcext:value-type="string">
            <text:p>001000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28];&quot;': {'inst': '&quot;;[.C28]; &quot;', 'addressing': '&quot;;[.B28]; &quot;', 'assembler': '&quot;;[.E28]; &quot;', 'bytes': &quot;;[.I28];&quot;},&quot;)" office:value-type="string" office:string-value="'20': {'inst': 'JSR', 'addressing': 'absolute', 'assembler': 'oper', 'bytes': 3}," calcext:value-type="string">
            <text:p>'20': {'inst': 'JSR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 table:formula="of:=[.I29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AD</text:p>
          </table:table-cell>
          <table:table-cell table:formula="of:=HEX2BIN([.F29];8)" office:value-type="string" office:string-value="10101101" calcext:value-type="string">
            <text:p>1010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29];&quot;': {'inst': '&quot;;[.C29]; &quot;', 'addressing': '&quot;;[.B29]; &quot;', 'assembler': '&quot;;[.E29]; &quot;', 'bytes': &quot;;[.I29];&quot;},&quot;)" office:value-type="string" office:string-value="'AD': {'inst': 'LDA', 'addressing': 'absolute', 'assembler': 'oper', 'bytes': 3}," calcext:value-type="string">
            <text:p>'AD': {'inst': 'LDA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 table:formula="of:=[.I30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AE</text:p>
          </table:table-cell>
          <table:table-cell table:formula="of:=HEX2BIN([.F30];8)" office:value-type="string" office:string-value="10101110" calcext:value-type="string">
            <text:p>1010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30];&quot;': {'inst': '&quot;;[.C30]; &quot;', 'addressing': '&quot;;[.B30]; &quot;', 'assembler': '&quot;;[.E30]; &quot;', 'bytes': &quot;;[.I30];&quot;},&quot;)" office:value-type="string" office:string-value="'AE': {'inst': 'LDX', 'addressing': 'absolute', 'assembler': 'oper', 'bytes': 3}," calcext:value-type="string">
            <text:p>'AE': {'inst': 'LDX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 table:formula="of:=[.I31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AC</text:p>
          </table:table-cell>
          <table:table-cell table:formula="of:=HEX2BIN([.F31];8)" office:value-type="string" office:string-value="10101100" calcext:value-type="string">
            <text:p>101011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31];&quot;': {'inst': '&quot;;[.C31]; &quot;', 'addressing': '&quot;;[.B31]; &quot;', 'assembler': '&quot;;[.E31]; &quot;', 'bytes': &quot;;[.I31];&quot;},&quot;)" office:value-type="string" office:string-value="'AC': {'inst': 'LDY', 'addressing': 'absolute', 'assembler': 'oper', 'bytes': 3}," calcext:value-type="string">
            <text:p>'AC': {'inst': 'LDY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 table:formula="of:=[.I32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4E</text:p>
          </table:table-cell>
          <table:table-cell table:formula="of:=HEX2BIN([.F32];8)" office:value-type="string" office:string-value="01001110" calcext:value-type="string">
            <text:p>0100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32];&quot;': {'inst': '&quot;;[.C32]; &quot;', 'addressing': '&quot;;[.B32]; &quot;', 'assembler': '&quot;;[.E32]; &quot;', 'bytes': &quot;;[.I32];&quot;},&quot;)" office:value-type="string" office:string-value="'4E': {'inst': 'LSR', 'addressing': 'absolute', 'assembler': 'oper', 'bytes': 3}," calcext:value-type="string">
            <text:p>'4E': {'inst': 'LSR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 table:formula="of:=[.I33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0D</text:p>
          </table:table-cell>
          <table:table-cell table:formula="of:=HEX2BIN([.F33];8)" office:value-type="string" office:string-value="00001101" calcext:value-type="string">
            <text:p>0000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33];&quot;': {'inst': '&quot;;[.C33]; &quot;', 'addressing': '&quot;;[.B33]; &quot;', 'assembler': '&quot;;[.E33]; &quot;', 'bytes': &quot;;[.I33];&quot;},&quot;)" office:value-type="string" office:string-value="'0D': {'inst': 'ORA', 'addressing': 'absolute', 'assembler': 'oper', 'bytes': 3}," calcext:value-type="string">
            <text:p>'0D': {'inst': 'ORA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 table:formula="of:=[.I34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2E</text:p>
          </table:table-cell>
          <table:table-cell table:formula="of:=HEX2BIN([.F34];8)" office:value-type="string" office:string-value="00101110" calcext:value-type="string">
            <text:p>0010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34];&quot;': {'inst': '&quot;;[.C34]; &quot;', 'addressing': '&quot;;[.B34]; &quot;', 'assembler': '&quot;;[.E34]; &quot;', 'bytes': &quot;;[.I34];&quot;},&quot;)" office:value-type="string" office:string-value="'2E': {'inst': 'ROL', 'addressing': 'absolute', 'assembler': 'oper', 'bytes': 3}," calcext:value-type="string">
            <text:p>'2E': {'inst': 'ROL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 table:formula="of:=[.I35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6E</text:p>
          </table:table-cell>
          <table:table-cell table:formula="of:=HEX2BIN([.F35];8)" office:value-type="string" office:string-value="01101110" calcext:value-type="string">
            <text:p>0110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35];&quot;': {'inst': '&quot;;[.C35]; &quot;', 'addressing': '&quot;;[.B35]; &quot;', 'assembler': '&quot;;[.E35]; &quot;', 'bytes': &quot;;[.I35];&quot;},&quot;)" office:value-type="string" office:string-value="'6E': {'inst': 'ROR', 'addressing': 'absolute', 'assembler': 'oper', 'bytes': 3}," calcext:value-type="string">
            <text:p>'6E': {'inst': 'ROR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 table:formula="of:=[.I36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ED</text:p>
          </table:table-cell>
          <table:table-cell table:formula="of:=HEX2BIN([.F36];8)" office:value-type="string" office:string-value="11101101" calcext:value-type="string">
            <text:p>1110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36];&quot;': {'inst': '&quot;;[.C36]; &quot;', 'addressing': '&quot;;[.B36]; &quot;', 'assembler': '&quot;;[.E36]; &quot;', 'bytes': &quot;;[.I36];&quot;},&quot;)" office:value-type="string" office:string-value="'ED': {'inst': 'SBC', 'addressing': 'absolute', 'assembler': 'oper', 'bytes': 3}," calcext:value-type="string">
            <text:p>'ED': {'inst': 'SBC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 table:formula="of:=[.I37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8D</text:p>
          </table:table-cell>
          <table:table-cell table:formula="of:=HEX2BIN([.F37];8)" office:value-type="string" office:string-value="10001101" calcext:value-type="string">
            <text:p>1000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37];&quot;': {'inst': '&quot;;[.C37]; &quot;', 'addressing': '&quot;;[.B37]; &quot;', 'assembler': '&quot;;[.E37]; &quot;', 'bytes': &quot;;[.I37];&quot;},&quot;)" office:value-type="string" office:string-value="'8D': {'inst': 'STA', 'addressing': 'absolute', 'assembler': 'oper', 'bytes': 3}," calcext:value-type="string">
            <text:p>'8D': {'inst': 'STA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 table:formula="of:=[.I38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8E</text:p>
          </table:table-cell>
          <table:table-cell table:formula="of:=HEX2BIN([.F38];8)" office:value-type="string" office:string-value="10001110" calcext:value-type="string">
            <text:p>1000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38];&quot;': {'inst': '&quot;;[.C38]; &quot;', 'addressing': '&quot;;[.B38]; &quot;', 'assembler': '&quot;;[.E38]; &quot;', 'bytes': &quot;;[.I38];&quot;},&quot;)" office:value-type="string" office:string-value="'8E': {'inst': 'STX', 'addressing': 'absolute', 'assembler': 'oper', 'bytes': 3}," calcext:value-type="string">
            <text:p>'8E': {'inst': 'STX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 table:formula="of:=[.I39]-1" office:value-type="float" office:value="2" calcext:value-type="float">
            <text:p>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8C</text:p>
          </table:table-cell>
          <table:table-cell table:formula="of:=HEX2BIN([.F39];8)" office:value-type="string" office:string-value="10001100" calcext:value-type="string">
            <text:p>100011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39];&quot;': {'inst': '&quot;;[.C39]; &quot;', 'addressing': '&quot;;[.B39]; &quot;', 'assembler': '&quot;;[.E39]; &quot;', 'bytes': &quot;;[.I39];&quot;},&quot;)" office:value-type="string" office:string-value="'8C': {'inst': 'STY', 'addressing': 'absolute', 'assembler': 'oper', 'bytes': 3}," calcext:value-type="string">
            <text:p>'8C': {'inst': 'STY', 'addressing': 'absolute', 'assembler': 'oper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ADC</text:p>
          </table:table-cell>
          <table:table-cell table:formula="of:=[.I40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7D</text:p>
          </table:table-cell>
          <table:table-cell table:formula="of:=HEX2BIN([.F40];8)" office:value-type="string" office:string-value="01111101" calcext:value-type="string">
            <text:p>0111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40];&quot;': {'inst': '&quot;;[.C40]; &quot;', 'addressing': '&quot;;[.B40]; &quot;', 'assembler': '&quot;;[.E40]; &quot;', 'bytes': &quot;;[.I40];&quot;},&quot;)" office:value-type="string" office:string-value="'7D': {'inst': 'ADC', 'addressing': 'absolute,X', 'assembler': 'oper,X', 'bytes': 3}," calcext:value-type="string">
            <text:p>'7D': {'inst': 'ADC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AND</text:p>
          </table:table-cell>
          <table:table-cell table:formula="of:=[.I41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3D</text:p>
          </table:table-cell>
          <table:table-cell table:formula="of:=HEX2BIN([.F41];8)" office:value-type="string" office:string-value="00111101" calcext:value-type="string">
            <text:p>0011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41];&quot;': {'inst': '&quot;;[.C41]; &quot;', 'addressing': '&quot;;[.B41]; &quot;', 'assembler': '&quot;;[.E41]; &quot;', 'bytes': &quot;;[.I41];&quot;},&quot;)" office:value-type="string" office:string-value="'3D': {'inst': 'AND', 'addressing': 'absolute,X', 'assembler': 'oper,X', 'bytes': 3}," calcext:value-type="string">
            <text:p>'3D': {'inst': 'AND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ASL</text:p>
          </table:table-cell>
          <table:table-cell table:formula="of:=[.I42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1E</text:p>
          </table:table-cell>
          <table:table-cell table:formula="of:=HEX2BIN([.F42];8)" office:value-type="string" office:string-value="00011110" calcext:value-type="string">
            <text:p>0001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42];&quot;': {'inst': '&quot;;[.C42]; &quot;', 'addressing': '&quot;;[.B42]; &quot;', 'assembler': '&quot;;[.E42]; &quot;', 'bytes': &quot;;[.I42];&quot;},&quot;)" office:value-type="string" office:string-value="'1E': {'inst': 'ASL', 'addressing': 'absolute,X', 'assembler': 'oper,X', 'bytes': 3}," calcext:value-type="string">
            <text:p>'1E': {'inst': 'ASL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CMP</text:p>
          </table:table-cell>
          <table:table-cell table:formula="of:=[.I43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DD</text:p>
          </table:table-cell>
          <table:table-cell table:formula="of:=HEX2BIN([.F43];8)" office:value-type="string" office:string-value="11011101" calcext:value-type="string">
            <text:p>1101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43];&quot;': {'inst': '&quot;;[.C43]; &quot;', 'addressing': '&quot;;[.B43]; &quot;', 'assembler': '&quot;;[.E43]; &quot;', 'bytes': &quot;;[.I43];&quot;},&quot;)" office:value-type="string" office:string-value="'DD': {'inst': 'CMP', 'addressing': 'absolute,X', 'assembler': 'oper,X', 'bytes': 3}," calcext:value-type="string">
            <text:p>'DD': {'inst': 'CMP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DEC</text:p>
          </table:table-cell>
          <table:table-cell table:formula="of:=[.I44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DE</text:p>
          </table:table-cell>
          <table:table-cell table:formula="of:=HEX2BIN([.F44];8)" office:value-type="string" office:string-value="11011110" calcext:value-type="string">
            <text:p>1101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44];&quot;': {'inst': '&quot;;[.C44]; &quot;', 'addressing': '&quot;;[.B44]; &quot;', 'assembler': '&quot;;[.E44]; &quot;', 'bytes': &quot;;[.I44];&quot;},&quot;)" office:value-type="string" office:string-value="'DE': {'inst': 'DEC', 'addressing': 'absolute,X', 'assembler': 'oper,X', 'bytes': 3}," calcext:value-type="string">
            <text:p>'DE': {'inst': 'DEC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EOR</text:p>
          </table:table-cell>
          <table:table-cell table:formula="of:=[.I45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5D</text:p>
          </table:table-cell>
          <table:table-cell table:formula="of:=HEX2BIN([.F45];8)" office:value-type="string" office:string-value="01011101" calcext:value-type="string">
            <text:p>0101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45];&quot;': {'inst': '&quot;;[.C45]; &quot;', 'addressing': '&quot;;[.B45]; &quot;', 'assembler': '&quot;;[.E45]; &quot;', 'bytes': &quot;;[.I45];&quot;},&quot;)" office:value-type="string" office:string-value="'5D': {'inst': 'EOR', 'addressing': 'absolute,X', 'assembler': 'oper,X', 'bytes': 3}," calcext:value-type="string">
            <text:p>'5D': {'inst': 'EOR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INC</text:p>
          </table:table-cell>
          <table:table-cell table:formula="of:=[.I46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FE</text:p>
          </table:table-cell>
          <table:table-cell table:formula="of:=HEX2BIN([.F46];8)" office:value-type="string" office:string-value="11111110" calcext:value-type="string">
            <text:p>1111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46];&quot;': {'inst': '&quot;;[.C46]; &quot;', 'addressing': '&quot;;[.B46]; &quot;', 'assembler': '&quot;;[.E46]; &quot;', 'bytes': &quot;;[.I46];&quot;},&quot;)" office:value-type="string" office:string-value="'FE': {'inst': 'INC', 'addressing': 'absolute,X', 'assembler': 'oper,X', 'bytes': 3}," calcext:value-type="string">
            <text:p>'FE': {'inst': 'INC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LDA</text:p>
          </table:table-cell>
          <table:table-cell table:formula="of:=[.I47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BD</text:p>
          </table:table-cell>
          <table:table-cell table:formula="of:=HEX2BIN([.F47];8)" office:value-type="string" office:string-value="10111101" calcext:value-type="string">
            <text:p>1011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47];&quot;': {'inst': '&quot;;[.C47]; &quot;', 'addressing': '&quot;;[.B47]; &quot;', 'assembler': '&quot;;[.E47]; &quot;', 'bytes': &quot;;[.I47];&quot;},&quot;)" office:value-type="string" office:string-value="'BD': {'inst': 'LDA', 'addressing': 'absolute,X', 'assembler': 'oper,X', 'bytes': 3}," calcext:value-type="string">
            <text:p>'BD': {'inst': 'LDA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LDY</text:p>
          </table:table-cell>
          <table:table-cell table:formula="of:=[.I48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BC</text:p>
          </table:table-cell>
          <table:table-cell table:formula="of:=HEX2BIN([.F48];8)" office:value-type="string" office:string-value="10111100" calcext:value-type="string">
            <text:p>101111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48];&quot;': {'inst': '&quot;;[.C48]; &quot;', 'addressing': '&quot;;[.B48]; &quot;', 'assembler': '&quot;;[.E48]; &quot;', 'bytes': &quot;;[.I48];&quot;},&quot;)" office:value-type="string" office:string-value="'BC': {'inst': 'LDY', 'addressing': 'absolute,X', 'assembler': 'oper,X', 'bytes': 3}," calcext:value-type="string">
            <text:p>'BC': {'inst': 'LDY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LSR</text:p>
          </table:table-cell>
          <table:table-cell table:formula="of:=[.I49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5E</text:p>
          </table:table-cell>
          <table:table-cell table:formula="of:=HEX2BIN([.F49];8)" office:value-type="string" office:string-value="01011110" calcext:value-type="string">
            <text:p>0101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49];&quot;': {'inst': '&quot;;[.C49]; &quot;', 'addressing': '&quot;;[.B49]; &quot;', 'assembler': '&quot;;[.E49]; &quot;', 'bytes': &quot;;[.I49];&quot;},&quot;)" office:value-type="string" office:string-value="'5E': {'inst': 'LSR', 'addressing': 'absolute,X', 'assembler': 'oper,X', 'bytes': 3}," calcext:value-type="string">
            <text:p>'5E': {'inst': 'LSR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ORA</text:p>
          </table:table-cell>
          <table:table-cell table:formula="of:=[.I50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1D</text:p>
          </table:table-cell>
          <table:table-cell table:formula="of:=HEX2BIN([.F50];8)" office:value-type="string" office:string-value="00011101" calcext:value-type="string">
            <text:p>0001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50];&quot;': {'inst': '&quot;;[.C50]; &quot;', 'addressing': '&quot;;[.B50]; &quot;', 'assembler': '&quot;;[.E50]; &quot;', 'bytes': &quot;;[.I50];&quot;},&quot;)" office:value-type="string" office:string-value="'1D': {'inst': 'ORA', 'addressing': 'absolute,X', 'assembler': 'oper,X', 'bytes': 3}," calcext:value-type="string">
            <text:p>'1D': {'inst': 'ORA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ROL</text:p>
          </table:table-cell>
          <table:table-cell table:formula="of:=[.I51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3E</text:p>
          </table:table-cell>
          <table:table-cell table:formula="of:=HEX2BIN([.F51];8)" office:value-type="string" office:string-value="00111110" calcext:value-type="string">
            <text:p>0011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51];&quot;': {'inst': '&quot;;[.C51]; &quot;', 'addressing': '&quot;;[.B51]; &quot;', 'assembler': '&quot;;[.E51]; &quot;', 'bytes': &quot;;[.I51];&quot;},&quot;)" office:value-type="string" office:string-value="'3E': {'inst': 'ROL', 'addressing': 'absolute,X', 'assembler': 'oper,X', 'bytes': 3}," calcext:value-type="string">
            <text:p>'3E': {'inst': 'ROL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ROR</text:p>
          </table:table-cell>
          <table:table-cell table:formula="of:=[.I52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7E</text:p>
          </table:table-cell>
          <table:table-cell table:formula="of:=HEX2BIN([.F52];8)" office:value-type="string" office:string-value="01111110" calcext:value-type="string">
            <text:p>0111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52];&quot;': {'inst': '&quot;;[.C52]; &quot;', 'addressing': '&quot;;[.B52]; &quot;', 'assembler': '&quot;;[.E52]; &quot;', 'bytes': &quot;;[.I52];&quot;},&quot;)" office:value-type="string" office:string-value="'7E': {'inst': 'ROR', 'addressing': 'absolute,X', 'assembler': 'oper,X', 'bytes': 3}," calcext:value-type="string">
            <text:p>'7E': {'inst': 'ROR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SBC</text:p>
          </table:table-cell>
          <table:table-cell table:formula="of:=[.I53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FD</text:p>
          </table:table-cell>
          <table:table-cell table:formula="of:=HEX2BIN([.F53];8)" office:value-type="string" office:string-value="11111101" calcext:value-type="string">
            <text:p>1111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53];&quot;': {'inst': '&quot;;[.C53]; &quot;', 'addressing': '&quot;;[.B53]; &quot;', 'assembler': '&quot;;[.E53]; &quot;', 'bytes': &quot;;[.I53];&quot;},&quot;)" office:value-type="string" office:string-value="'FD': {'inst': 'SBC', 'addressing': 'absolute,X', 'assembler': 'oper,X', 'bytes': 3}," calcext:value-type="string">
            <text:p>'FD': {'inst': 'SBC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X</text:p>
          </table:table-cell>
          <table:table-cell office:value-type="string" calcext:value-type="string">
            <text:p>STA</text:p>
          </table:table-cell>
          <table:table-cell table:formula="of:=[.I54]-1" office:value-type="float" office:value="2" calcext:value-type="float">
            <text:p>2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9D</text:p>
          </table:table-cell>
          <table:table-cell table:formula="of:=HEX2BIN([.F54];8)" office:value-type="string" office:string-value="10011101" calcext:value-type="string">
            <text:p>100111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54];&quot;': {'inst': '&quot;;[.C54]; &quot;', 'addressing': '&quot;;[.B54]; &quot;', 'assembler': '&quot;;[.E54]; &quot;', 'bytes': &quot;;[.I54];&quot;},&quot;)" office:value-type="string" office:string-value="'9D': {'inst': 'STA', 'addressing': 'absolute,X', 'assembler': 'oper,X', 'bytes': 3}," calcext:value-type="string">
            <text:p>'9D': {'inst': 'STA', 'addressing': 'absolute,X', 'assembler': 'oper,X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Y</text:p>
          </table:table-cell>
          <table:table-cell office:value-type="string" calcext:value-type="string">
            <text:p>ADC</text:p>
          </table:table-cell>
          <table:table-cell table:formula="of:=[.I55]-1" office:value-type="float" office:value="2" calcext:value-type="float">
            <text:p>2</text:p>
          </table:table-cell>
          <table:table-cell office:value-type="string" calcext:value-type="string">
            <text:p>oper,Y</text:p>
          </table:table-cell>
          <table:table-cell office:value-type="float" office:value="79" calcext:value-type="float">
            <text:p>79</text:p>
          </table:table-cell>
          <table:table-cell table:formula="of:=HEX2BIN([.F55];8)" office:value-type="string" office:string-value="01111001" calcext:value-type="string">
            <text:p>011110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55];&quot;': {'inst': '&quot;;[.C55]; &quot;', 'addressing': '&quot;;[.B55]; &quot;', 'assembler': '&quot;;[.E55]; &quot;', 'bytes': &quot;;[.I55];&quot;},&quot;)" office:value-type="string" office:string-value="'79': {'inst': 'ADC', 'addressing': 'absolute,Y', 'assembler': 'oper,Y', 'bytes': 3}," calcext:value-type="string">
            <text:p>'79': {'inst': 'ADC', 'addressing': 'absolute,Y', 'assembler': 'oper,Y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Y</text:p>
          </table:table-cell>
          <table:table-cell office:value-type="string" calcext:value-type="string">
            <text:p>AND</text:p>
          </table:table-cell>
          <table:table-cell table:formula="of:=[.I56]-1" office:value-type="float" office:value="2" calcext:value-type="float">
            <text:p>2</text:p>
          </table:table-cell>
          <table:table-cell office:value-type="string" calcext:value-type="string">
            <text:p>oper,Y</text:p>
          </table:table-cell>
          <table:table-cell office:value-type="float" office:value="39" calcext:value-type="float">
            <text:p>39</text:p>
          </table:table-cell>
          <table:table-cell table:formula="of:=HEX2BIN([.F56];8)" office:value-type="string" office:string-value="00111001" calcext:value-type="string">
            <text:p>001110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56];&quot;': {'inst': '&quot;;[.C56]; &quot;', 'addressing': '&quot;;[.B56]; &quot;', 'assembler': '&quot;;[.E56]; &quot;', 'bytes': &quot;;[.I56];&quot;},&quot;)" office:value-type="string" office:string-value="'39': {'inst': 'AND', 'addressing': 'absolute,Y', 'assembler': 'oper,Y', 'bytes': 3}," calcext:value-type="string">
            <text:p>'39': {'inst': 'AND', 'addressing': 'absolute,Y', 'assembler': 'oper,Y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Y</text:p>
          </table:table-cell>
          <table:table-cell office:value-type="string" calcext:value-type="string">
            <text:p>CMP</text:p>
          </table:table-cell>
          <table:table-cell table:formula="of:=[.I57]-1" office:value-type="float" office:value="2" calcext:value-type="float">
            <text:p>2</text:p>
          </table:table-cell>
          <table:table-cell office:value-type="string" calcext:value-type="string">
            <text:p>oper,Y</text:p>
          </table:table-cell>
          <table:table-cell office:value-type="string" calcext:value-type="string">
            <text:p>D9</text:p>
          </table:table-cell>
          <table:table-cell table:formula="of:=HEX2BIN([.F57];8)" office:value-type="string" office:string-value="11011001" calcext:value-type="string">
            <text:p>110110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57];&quot;': {'inst': '&quot;;[.C57]; &quot;', 'addressing': '&quot;;[.B57]; &quot;', 'assembler': '&quot;;[.E57]; &quot;', 'bytes': &quot;;[.I57];&quot;},&quot;)" office:value-type="string" office:string-value="'D9': {'inst': 'CMP', 'addressing': 'absolute,Y', 'assembler': 'oper,Y', 'bytes': 3}," calcext:value-type="string">
            <text:p>'D9': {'inst': 'CMP', 'addressing': 'absolute,Y', 'assembler': 'oper,Y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Y</text:p>
          </table:table-cell>
          <table:table-cell office:value-type="string" calcext:value-type="string">
            <text:p>EOR</text:p>
          </table:table-cell>
          <table:table-cell table:formula="of:=[.I58]-1" office:value-type="float" office:value="2" calcext:value-type="float">
            <text:p>2</text:p>
          </table:table-cell>
          <table:table-cell office:value-type="string" calcext:value-type="string">
            <text:p>oper,Y</text:p>
          </table:table-cell>
          <table:table-cell office:value-type="float" office:value="59" calcext:value-type="float">
            <text:p>59</text:p>
          </table:table-cell>
          <table:table-cell table:formula="of:=HEX2BIN([.F58];8)" office:value-type="string" office:string-value="01011001" calcext:value-type="string">
            <text:p>010110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58];&quot;': {'inst': '&quot;;[.C58]; &quot;', 'addressing': '&quot;;[.B58]; &quot;', 'assembler': '&quot;;[.E58]; &quot;', 'bytes': &quot;;[.I58];&quot;},&quot;)" office:value-type="string" office:string-value="'59': {'inst': 'EOR', 'addressing': 'absolute,Y', 'assembler': 'oper,Y', 'bytes': 3}," calcext:value-type="string">
            <text:p>'59': {'inst': 'EOR', 'addressing': 'absolute,Y', 'assembler': 'oper,Y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Y</text:p>
          </table:table-cell>
          <table:table-cell office:value-type="string" calcext:value-type="string">
            <text:p>LDA</text:p>
          </table:table-cell>
          <table:table-cell table:formula="of:=[.I59]-1" office:value-type="float" office:value="2" calcext:value-type="float">
            <text:p>2</text:p>
          </table:table-cell>
          <table:table-cell office:value-type="string" calcext:value-type="string">
            <text:p>oper,Y</text:p>
          </table:table-cell>
          <table:table-cell office:value-type="string" calcext:value-type="string">
            <text:p>B9</text:p>
          </table:table-cell>
          <table:table-cell table:formula="of:=HEX2BIN([.F59];8)" office:value-type="string" office:string-value="10111001" calcext:value-type="string">
            <text:p>101110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59];&quot;': {'inst': '&quot;;[.C59]; &quot;', 'addressing': '&quot;;[.B59]; &quot;', 'assembler': '&quot;;[.E59]; &quot;', 'bytes': &quot;;[.I59];&quot;},&quot;)" office:value-type="string" office:string-value="'B9': {'inst': 'LDA', 'addressing': 'absolute,Y', 'assembler': 'oper,Y', 'bytes': 3}," calcext:value-type="string">
            <text:p>'B9': {'inst': 'LDA', 'addressing': 'absolute,Y', 'assembler': 'oper,Y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Y</text:p>
          </table:table-cell>
          <table:table-cell office:value-type="string" calcext:value-type="string">
            <text:p>LDX</text:p>
          </table:table-cell>
          <table:table-cell table:formula="of:=[.I60]-1" office:value-type="float" office:value="2" calcext:value-type="float">
            <text:p>2</text:p>
          </table:table-cell>
          <table:table-cell office:value-type="string" calcext:value-type="string">
            <text:p>oper,Y</text:p>
          </table:table-cell>
          <table:table-cell office:value-type="string" calcext:value-type="string">
            <text:p>BE</text:p>
          </table:table-cell>
          <table:table-cell table:formula="of:=HEX2BIN([.F60];8)" office:value-type="string" office:string-value="10111110" calcext:value-type="string">
            <text:p>101111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60];&quot;': {'inst': '&quot;;[.C60]; &quot;', 'addressing': '&quot;;[.B60]; &quot;', 'assembler': '&quot;;[.E60]; &quot;', 'bytes': &quot;;[.I60];&quot;},&quot;)" office:value-type="string" office:string-value="'BE': {'inst': 'LDX', 'addressing': 'absolute,Y', 'assembler': 'oper,Y', 'bytes': 3}," calcext:value-type="string">
            <text:p>'BE': {'inst': 'LDX', 'addressing': 'absolute,Y', 'assembler': 'oper,Y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Y</text:p>
          </table:table-cell>
          <table:table-cell office:value-type="string" calcext:value-type="string">
            <text:p>ORA</text:p>
          </table:table-cell>
          <table:table-cell table:formula="of:=[.I61]-1" office:value-type="float" office:value="2" calcext:value-type="float">
            <text:p>2</text:p>
          </table:table-cell>
          <table:table-cell office:value-type="string" calcext:value-type="string">
            <text:p>oper,Y</text:p>
          </table:table-cell>
          <table:table-cell office:value-type="float" office:value="19" calcext:value-type="float">
            <text:p>19</text:p>
          </table:table-cell>
          <table:table-cell table:formula="of:=HEX2BIN([.F61];8)" office:value-type="string" office:string-value="00011001" calcext:value-type="string">
            <text:p>000110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61];&quot;': {'inst': '&quot;;[.C61]; &quot;', 'addressing': '&quot;;[.B61]; &quot;', 'assembler': '&quot;;[.E61]; &quot;', 'bytes': &quot;;[.I61];&quot;},&quot;)" office:value-type="string" office:string-value="'19': {'inst': 'ORA', 'addressing': 'absolute,Y', 'assembler': 'oper,Y', 'bytes': 3}," calcext:value-type="string">
            <text:p>'19': {'inst': 'ORA', 'addressing': 'absolute,Y', 'assembler': 'oper,Y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Y</text:p>
          </table:table-cell>
          <table:table-cell office:value-type="string" calcext:value-type="string">
            <text:p>SBC</text:p>
          </table:table-cell>
          <table:table-cell table:formula="of:=[.I62]-1" office:value-type="float" office:value="2" calcext:value-type="float">
            <text:p>2</text:p>
          </table:table-cell>
          <table:table-cell office:value-type="string" calcext:value-type="string">
            <text:p>oper,Y</text:p>
          </table:table-cell>
          <table:table-cell office:value-type="string" calcext:value-type="string">
            <text:p>F9</text:p>
          </table:table-cell>
          <table:table-cell table:formula="of:=HEX2BIN([.F62];8)" office:value-type="string" office:string-value="11111001" calcext:value-type="string">
            <text:p>111110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62];&quot;': {'inst': '&quot;;[.C62]; &quot;', 'addressing': '&quot;;[.B62]; &quot;', 'assembler': '&quot;;[.E62]; &quot;', 'bytes': &quot;;[.I62];&quot;},&quot;)" office:value-type="string" office:string-value="'F9': {'inst': 'SBC', 'addressing': 'absolute,Y', 'assembler': 'oper,Y', 'bytes': 3}," calcext:value-type="string">
            <text:p>'F9': {'inst': 'SBC', 'addressing': 'absolute,Y', 'assembler': 'oper,Y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,Y</text:p>
          </table:table-cell>
          <table:table-cell office:value-type="string" calcext:value-type="string">
            <text:p>STA</text:p>
          </table:table-cell>
          <table:table-cell table:formula="of:=[.I63]-1" office:value-type="float" office:value="2" calcext:value-type="float">
            <text:p>2</text:p>
          </table:table-cell>
          <table:table-cell office:value-type="string" calcext:value-type="string">
            <text:p>oper,Y</text:p>
          </table:table-cell>
          <table:table-cell office:value-type="float" office:value="99" calcext:value-type="float">
            <text:p>99</text:p>
          </table:table-cell>
          <table:table-cell table:formula="of:=HEX2BIN([.F63];8)" office:value-type="string" office:string-value="10011001" calcext:value-type="string">
            <text:p>1001100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63];&quot;': {'inst': '&quot;;[.C63]; &quot;', 'addressing': '&quot;;[.B63]; &quot;', 'assembler': '&quot;;[.E63]; &quot;', 'bytes': &quot;;[.I63];&quot;},&quot;)" office:value-type="string" office:string-value="'99': {'inst': 'STA', 'addressing': 'absolute,Y', 'assembler': 'oper,Y', 'bytes': 3}," calcext:value-type="string">
            <text:p>'99': {'inst': 'STA', 'addressing': 'absolute,Y', 'assembler': 'oper,Y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ASL</text:p>
          </table:table-cell>
          <table:table-cell table:formula="of:=[.I64]-1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A</text:p>
          </table:table-cell>
          <table:table-cell table:formula="of:=HEX2BIN([.F64];8)" office:value-type="string" office:string-value="00001010" calcext:value-type="string">
            <text:p>00001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64];&quot;': {'inst': '&quot;;[.C64]; &quot;', 'addressing': '&quot;;[.B64]; &quot;', 'assembler': '&quot;;[.E64]; &quot;', 'bytes': &quot;;[.I64];&quot;},&quot;)" office:value-type="string" office:string-value="'0A': {'inst': 'ASL', 'addressing': 'accumulator', 'assembler': 'A', 'bytes': 1}," calcext:value-type="string">
            <text:p>'0A': {'inst': 'ASL', 'addressing': 'accumulator', 'assembler': 'A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LSR</text:p>
          </table:table-cell>
          <table:table-cell table:formula="of:=[.I65]-1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A</text:p>
          </table:table-cell>
          <table:table-cell table:formula="of:=HEX2BIN([.F65];8)" office:value-type="string" office:string-value="01001010" calcext:value-type="string">
            <text:p>01001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65];&quot;': {'inst': '&quot;;[.C65]; &quot;', 'addressing': '&quot;;[.B65]; &quot;', 'assembler': '&quot;;[.E65]; &quot;', 'bytes': &quot;;[.I65];&quot;},&quot;)" office:value-type="string" office:string-value="'4A': {'inst': 'LSR', 'addressing': 'accumulator', 'assembler': 'A', 'bytes': 1}," calcext:value-type="string">
            <text:p>'4A': {'inst': 'LSR', 'addressing': 'accumulator', 'assembler': 'A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ROL</text:p>
          </table:table-cell>
          <table:table-cell table:formula="of:=[.I66]-1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A</text:p>
          </table:table-cell>
          <table:table-cell table:formula="of:=HEX2BIN([.F66];8)" office:value-type="string" office:string-value="00101010" calcext:value-type="string">
            <text:p>00101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66];&quot;': {'inst': '&quot;;[.C66]; &quot;', 'addressing': '&quot;;[.B66]; &quot;', 'assembler': '&quot;;[.E66]; &quot;', 'bytes': &quot;;[.I66];&quot;},&quot;)" office:value-type="string" office:string-value="'2A': {'inst': 'ROL', 'addressing': 'accumulator', 'assembler': 'A', 'bytes': 1}," calcext:value-type="string">
            <text:p>'2A': {'inst': 'ROL', 'addressing': 'accumulator', 'assembler': 'A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mulator</text:p>
          </table:table-cell>
          <table:table-cell office:value-type="string" calcext:value-type="string">
            <text:p>ROR</text:p>
          </table:table-cell>
          <table:table-cell table:formula="of:=[.I67]-1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6A</text:p>
          </table:table-cell>
          <table:table-cell table:formula="of:=HEX2BIN([.F67];8)" office:value-type="string" office:string-value="01101010" calcext:value-type="string">
            <text:p>01101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67];&quot;': {'inst': '&quot;;[.C67]; &quot;', 'addressing': '&quot;;[.B67]; &quot;', 'assembler': '&quot;;[.E67]; &quot;', 'bytes': &quot;;[.I67];&quot;},&quot;)" office:value-type="string" office:string-value="'6A': {'inst': 'ROR', 'addressing': 'accumulator', 'assembler': 'A', 'bytes': 1}," calcext:value-type="string">
            <text:p>'6A': {'inst': 'ROR', 'addressing': 'accumulator', 'assembler': 'A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idiate</text:p>
          </table:table-cell>
          <table:table-cell office:value-type="string" calcext:value-type="string">
            <text:p>ADC</text:p>
          </table:table-cell>
          <table:table-cell table:formula="of:=[.I68]-1" office:value-type="float" office:value="1" calcext:value-type="float">
            <text:p>1</text:p>
          </table:table-cell>
          <table:table-cell office:value-type="string" calcext:value-type="string">
            <text:p>#oper</text:p>
          </table:table-cell>
          <table:table-cell office:value-type="float" office:value="69" calcext:value-type="float">
            <text:p>69</text:p>
          </table:table-cell>
          <table:table-cell table:formula="of:=HEX2BIN([.F68];8)" office:value-type="string" office:string-value="01101001" calcext:value-type="string">
            <text:p>01101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68];&quot;': {'inst': '&quot;;[.C68]; &quot;', 'addressing': '&quot;;[.B68]; &quot;', 'assembler': '&quot;;[.E68]; &quot;', 'bytes': &quot;;[.I68];&quot;},&quot;)" office:value-type="string" office:string-value="'69': {'inst': 'ADC', 'addressing': 'immidiate', 'assembler': '#oper', 'bytes': 2}," calcext:value-type="string">
            <text:p>'69': {'inst': 'ADC', 'addressing': 'immidiate', 'assembler': '#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idiate</text:p>
          </table:table-cell>
          <table:table-cell office:value-type="string" calcext:value-type="string">
            <text:p>AND</text:p>
          </table:table-cell>
          <table:table-cell table:formula="of:=[.I69]-1" office:value-type="float" office:value="1" calcext:value-type="float">
            <text:p>1</text:p>
          </table:table-cell>
          <table:table-cell office:value-type="string" calcext:value-type="string">
            <text:p>#oper</text:p>
          </table:table-cell>
          <table:table-cell office:value-type="float" office:value="29" calcext:value-type="float">
            <text:p>29</text:p>
          </table:table-cell>
          <table:table-cell table:formula="of:=HEX2BIN([.F69];8)" office:value-type="string" office:string-value="00101001" calcext:value-type="string">
            <text:p>00101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69];&quot;': {'inst': '&quot;;[.C69]; &quot;', 'addressing': '&quot;;[.B69]; &quot;', 'assembler': '&quot;;[.E69]; &quot;', 'bytes': &quot;;[.I69];&quot;},&quot;)" office:value-type="string" office:string-value="'29': {'inst': 'AND', 'addressing': 'immidiate', 'assembler': '#oper', 'bytes': 2}," calcext:value-type="string">
            <text:p>'29': {'inst': 'AND', 'addressing': 'immidiate', 'assembler': '#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idiate</text:p>
          </table:table-cell>
          <table:table-cell office:value-type="string" calcext:value-type="string">
            <text:p>CMP</text:p>
          </table:table-cell>
          <table:table-cell table:formula="of:=[.I70]-1" office:value-type="float" office:value="1" calcext:value-type="float">
            <text:p>1</text:p>
          </table:table-cell>
          <table:table-cell office:value-type="string" calcext:value-type="string">
            <text:p>#oper</text:p>
          </table:table-cell>
          <table:table-cell office:value-type="string" calcext:value-type="string">
            <text:p>C9</text:p>
          </table:table-cell>
          <table:table-cell table:formula="of:=HEX2BIN([.F70];8)" office:value-type="string" office:string-value="11001001" calcext:value-type="string">
            <text:p>11001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70];&quot;': {'inst': '&quot;;[.C70]; &quot;', 'addressing': '&quot;;[.B70]; &quot;', 'assembler': '&quot;;[.E70]; &quot;', 'bytes': &quot;;[.I70];&quot;},&quot;)" office:value-type="string" office:string-value="'C9': {'inst': 'CMP', 'addressing': 'immidiate', 'assembler': '#oper', 'bytes': 2}," calcext:value-type="string">
            <text:p>'C9': {'inst': 'CMP', 'addressing': 'immidiate', 'assembler': '#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idiate</text:p>
          </table:table-cell>
          <table:table-cell office:value-type="string" calcext:value-type="string">
            <text:p>CPX</text:p>
          </table:table-cell>
          <table:table-cell table:formula="of:=[.I71]-1" office:value-type="float" office:value="1" calcext:value-type="float">
            <text:p>1</text:p>
          </table:table-cell>
          <table:table-cell office:value-type="string" calcext:value-type="string">
            <text:p>#oper</text:p>
          </table:table-cell>
          <table:table-cell office:value-type="string" calcext:value-type="string">
            <text:p>E0</text:p>
          </table:table-cell>
          <table:table-cell table:formula="of:=HEX2BIN([.F71];8)" office:value-type="string" office:string-value="11100000" calcext:value-type="string">
            <text:p>11100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71];&quot;': {'inst': '&quot;;[.C71]; &quot;', 'addressing': '&quot;;[.B71]; &quot;', 'assembler': '&quot;;[.E71]; &quot;', 'bytes': &quot;;[.I71];&quot;},&quot;)" office:value-type="string" office:string-value="'E0': {'inst': 'CPX', 'addressing': 'immidiate', 'assembler': '#oper', 'bytes': 2}," calcext:value-type="string">
            <text:p>'E0': {'inst': 'CPX', 'addressing': 'immidiate', 'assembler': '#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idiate</text:p>
          </table:table-cell>
          <table:table-cell office:value-type="string" calcext:value-type="string">
            <text:p>CPY</text:p>
          </table:table-cell>
          <table:table-cell table:formula="of:=[.I72]-1" office:value-type="float" office:value="1" calcext:value-type="float">
            <text:p>1</text:p>
          </table:table-cell>
          <table:table-cell office:value-type="string" calcext:value-type="string">
            <text:p>#oper</text:p>
          </table:table-cell>
          <table:table-cell office:value-type="string" calcext:value-type="string">
            <text:p>C0</text:p>
          </table:table-cell>
          <table:table-cell table:formula="of:=HEX2BIN([.F72];8)" office:value-type="string" office:string-value="11000000" calcext:value-type="string">
            <text:p>11000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72];&quot;': {'inst': '&quot;;[.C72]; &quot;', 'addressing': '&quot;;[.B72]; &quot;', 'assembler': '&quot;;[.E72]; &quot;', 'bytes': &quot;;[.I72];&quot;},&quot;)" office:value-type="string" office:string-value="'C0': {'inst': 'CPY', 'addressing': 'immidiate', 'assembler': '#oper', 'bytes': 2}," calcext:value-type="string">
            <text:p>'C0': {'inst': 'CPY', 'addressing': 'immidiate', 'assembler': '#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idiate</text:p>
          </table:table-cell>
          <table:table-cell office:value-type="string" calcext:value-type="string">
            <text:p>EOR</text:p>
          </table:table-cell>
          <table:table-cell table:formula="of:=[.I73]-1" office:value-type="float" office:value="1" calcext:value-type="float">
            <text:p>1</text:p>
          </table:table-cell>
          <table:table-cell office:value-type="string" calcext:value-type="string">
            <text:p>#oper</text:p>
          </table:table-cell>
          <table:table-cell office:value-type="float" office:value="49" calcext:value-type="float">
            <text:p>49</text:p>
          </table:table-cell>
          <table:table-cell table:formula="of:=HEX2BIN([.F73];8)" office:value-type="string" office:string-value="01001001" calcext:value-type="string">
            <text:p>01001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73];&quot;': {'inst': '&quot;;[.C73]; &quot;', 'addressing': '&quot;;[.B73]; &quot;', 'assembler': '&quot;;[.E73]; &quot;', 'bytes': &quot;;[.I73];&quot;},&quot;)" office:value-type="string" office:string-value="'49': {'inst': 'EOR', 'addressing': 'immidiate', 'assembler': '#oper', 'bytes': 2}," calcext:value-type="string">
            <text:p>'49': {'inst': 'EOR', 'addressing': 'immidiate', 'assembler': '#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idiate</text:p>
          </table:table-cell>
          <table:table-cell office:value-type="string" calcext:value-type="string">
            <text:p>LDA</text:p>
          </table:table-cell>
          <table:table-cell table:formula="of:=[.I74]-1" office:value-type="float" office:value="1" calcext:value-type="float">
            <text:p>1</text:p>
          </table:table-cell>
          <table:table-cell office:value-type="string" calcext:value-type="string">
            <text:p>#oper</text:p>
          </table:table-cell>
          <table:table-cell office:value-type="string" calcext:value-type="string">
            <text:p>A9</text:p>
          </table:table-cell>
          <table:table-cell table:formula="of:=HEX2BIN([.F74];8)" office:value-type="string" office:string-value="10101001" calcext:value-type="string">
            <text:p>10101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74];&quot;': {'inst': '&quot;;[.C74]; &quot;', 'addressing': '&quot;;[.B74]; &quot;', 'assembler': '&quot;;[.E74]; &quot;', 'bytes': &quot;;[.I74];&quot;},&quot;)" office:value-type="string" office:string-value="'A9': {'inst': 'LDA', 'addressing': 'immidiate', 'assembler': '#oper', 'bytes': 2}," calcext:value-type="string">
            <text:p>'A9': {'inst': 'LDA', 'addressing': 'immidiate', 'assembler': '#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idiate</text:p>
          </table:table-cell>
          <table:table-cell office:value-type="string" calcext:value-type="string">
            <text:p>LDX</text:p>
          </table:table-cell>
          <table:table-cell table:formula="of:=[.I75]-1" office:value-type="float" office:value="1" calcext:value-type="float">
            <text:p>1</text:p>
          </table:table-cell>
          <table:table-cell office:value-type="string" calcext:value-type="string">
            <text:p>#oper</text:p>
          </table:table-cell>
          <table:table-cell office:value-type="string" calcext:value-type="string">
            <text:p>A2</text:p>
          </table:table-cell>
          <table:table-cell table:formula="of:=HEX2BIN([.F75];8)" office:value-type="string" office:string-value="10100010" calcext:value-type="string">
            <text:p>101000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75];&quot;': {'inst': '&quot;;[.C75]; &quot;', 'addressing': '&quot;;[.B75]; &quot;', 'assembler': '&quot;;[.E75]; &quot;', 'bytes': &quot;;[.I75];&quot;},&quot;)" office:value-type="string" office:string-value="'A2': {'inst': 'LDX', 'addressing': 'immidiate', 'assembler': '#oper', 'bytes': 2}," calcext:value-type="string">
            <text:p>'A2': {'inst': 'LDX', 'addressing': 'immidiate', 'assembler': '#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idiate</text:p>
          </table:table-cell>
          <table:table-cell office:value-type="string" calcext:value-type="string">
            <text:p>LDY</text:p>
          </table:table-cell>
          <table:table-cell table:formula="of:=[.I76]-1" office:value-type="float" office:value="1" calcext:value-type="float">
            <text:p>1</text:p>
          </table:table-cell>
          <table:table-cell office:value-type="string" calcext:value-type="string">
            <text:p>#oper</text:p>
          </table:table-cell>
          <table:table-cell office:value-type="string" calcext:value-type="string">
            <text:p>A0</text:p>
          </table:table-cell>
          <table:table-cell table:formula="of:=HEX2BIN([.F76];8)" office:value-type="string" office:string-value="10100000" calcext:value-type="string">
            <text:p>10100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76];&quot;': {'inst': '&quot;;[.C76]; &quot;', 'addressing': '&quot;;[.B76]; &quot;', 'assembler': '&quot;;[.E76]; &quot;', 'bytes': &quot;;[.I76];&quot;},&quot;)" office:value-type="string" office:string-value="'A0': {'inst': 'LDY', 'addressing': 'immidiate', 'assembler': '#oper', 'bytes': 2}," calcext:value-type="string">
            <text:p>'A0': {'inst': 'LDY', 'addressing': 'immidiate', 'assembler': '#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idiate</text:p>
          </table:table-cell>
          <table:table-cell office:value-type="string" calcext:value-type="string">
            <text:p>ORA</text:p>
          </table:table-cell>
          <table:table-cell table:formula="of:=[.I77]-1" office:value-type="float" office:value="1" calcext:value-type="float">
            <text:p>1</text:p>
          </table:table-cell>
          <table:table-cell office:value-type="string" calcext:value-type="string">
            <text:p>#oper</text:p>
          </table:table-cell>
          <table:table-cell office:value-type="string" calcext:value-type="string">
            <text:p>09</text:p>
          </table:table-cell>
          <table:table-cell table:formula="of:=HEX2BIN([.F77];8)" office:value-type="string" office:string-value="00001001" calcext:value-type="string">
            <text:p>00001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77];&quot;': {'inst': '&quot;;[.C77]; &quot;', 'addressing': '&quot;;[.B77]; &quot;', 'assembler': '&quot;;[.E77]; &quot;', 'bytes': &quot;;[.I77];&quot;},&quot;)" office:value-type="string" office:string-value="'09': {'inst': 'ORA', 'addressing': 'immidiate', 'assembler': '#oper', 'bytes': 2}," calcext:value-type="string">
            <text:p>'09': {'inst': 'ORA', 'addressing': 'immidiate', 'assembler': '#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idiate</text:p>
          </table:table-cell>
          <table:table-cell office:value-type="string" calcext:value-type="string">
            <text:p>SBC</text:p>
          </table:table-cell>
          <table:table-cell table:formula="of:=[.I78]-1" office:value-type="float" office:value="1" calcext:value-type="float">
            <text:p>1</text:p>
          </table:table-cell>
          <table:table-cell office:value-type="string" calcext:value-type="string">
            <text:p>#oper</text:p>
          </table:table-cell>
          <table:table-cell office:value-type="string" calcext:value-type="string">
            <text:p>E9</text:p>
          </table:table-cell>
          <table:table-cell table:formula="of:=HEX2BIN([.F78];8)" office:value-type="string" office:string-value="11101001" calcext:value-type="string">
            <text:p>111010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78];&quot;': {'inst': '&quot;;[.C78]; &quot;', 'addressing': '&quot;;[.B78]; &quot;', 'assembler': '&quot;;[.E78]; &quot;', 'bytes': &quot;;[.I78];&quot;},&quot;)" office:value-type="string" office:string-value="'E9': {'inst': 'SBC', 'addressing': 'immidiate', 'assembler': '#oper', 'bytes': 2}," calcext:value-type="string">
            <text:p>'E9': {'inst': 'SBC', 'addressing': 'immidiate', 'assembler': '#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 table:formula="of:=[.I79]-1" office:value-type="float" office:value="0" calcext:value-type="float">
            <text:p>0</text:p>
          </table:table-cell>
          <table:table-cell/>
          <table:table-cell office:value-type="string" calcext:value-type="string">
            <text:p>00</text:p>
          </table:table-cell>
          <table:table-cell table:formula="of:=HEX2BIN([.F79];8)" office:value-type="string" office:string-value="00000000" calcext:value-type="string">
            <text:p>0000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79];&quot;': {'inst': '&quot;;[.C79]; &quot;', 'addressing': '&quot;;[.B79]; &quot;', 'assembler': '&quot;;[.E79]; &quot;', 'bytes': &quot;;[.I79];&quot;},&quot;)" office:value-type="string" office:string-value="'00': {'inst': 'BRK', 'addressing': 'implied', 'assembler': '', 'bytes': 1}," calcext:value-type="string">
            <text:p>'00': {'inst': 'BRK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 table:formula="of:=[.I80]-1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HEX2BIN([.F80];8)" office:value-type="string" office:string-value="00011000" calcext:value-type="string">
            <text:p>0001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80];&quot;': {'inst': '&quot;;[.C80]; &quot;', 'addressing': '&quot;;[.B80]; &quot;', 'assembler': '&quot;;[.E80]; &quot;', 'bytes': &quot;;[.I80];&quot;},&quot;)" office:value-type="string" office:string-value="'18': {'inst': 'CLC', 'addressing': 'implied', 'assembler': '', 'bytes': 1}," calcext:value-type="string">
            <text:p>'18': {'inst': 'CLC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 table:formula="of:=[.I81]-1" office:value-type="float" office:value="0" calcext:value-type="float">
            <text:p>0</text:p>
          </table:table-cell>
          <table:table-cell/>
          <table:table-cell office:value-type="string" calcext:value-type="string">
            <text:p>D8</text:p>
          </table:table-cell>
          <table:table-cell table:formula="of:=HEX2BIN([.F81];8)" office:value-type="string" office:string-value="11011000" calcext:value-type="string">
            <text:p>1101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81];&quot;': {'inst': '&quot;;[.C81]; &quot;', 'addressing': '&quot;;[.B81]; &quot;', 'assembler': '&quot;;[.E81]; &quot;', 'bytes': &quot;;[.I81];&quot;},&quot;)" office:value-type="string" office:string-value="'D8': {'inst': 'CLD', 'addressing': 'implied', 'assembler': '', 'bytes': 1}," calcext:value-type="string">
            <text:p>'D8': {'inst': 'CLD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 table:formula="of:=[.I82]-1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HEX2BIN([.F82];8)" office:value-type="string" office:string-value="01011000" calcext:value-type="string">
            <text:p>0101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82];&quot;': {'inst': '&quot;;[.C82]; &quot;', 'addressing': '&quot;;[.B82]; &quot;', 'assembler': '&quot;;[.E82]; &quot;', 'bytes': &quot;;[.I82];&quot;},&quot;)" office:value-type="string" office:string-value="'58': {'inst': 'CLI', 'addressing': 'implied', 'assembler': '', 'bytes': 1}," calcext:value-type="string">
            <text:p>'58': {'inst': 'CLI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 table:formula="of:=[.I83]-1" office:value-type="float" office:value="0" calcext:value-type="float">
            <text:p>0</text:p>
          </table:table-cell>
          <table:table-cell/>
          <table:table-cell office:value-type="string" calcext:value-type="string">
            <text:p>B8</text:p>
          </table:table-cell>
          <table:table-cell table:formula="of:=HEX2BIN([.F83];8)" office:value-type="string" office:string-value="10111000" calcext:value-type="string">
            <text:p>1011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83];&quot;': {'inst': '&quot;;[.C83]; &quot;', 'addressing': '&quot;;[.B83]; &quot;', 'assembler': '&quot;;[.E83]; &quot;', 'bytes': &quot;;[.I83];&quot;},&quot;)" office:value-type="string" office:string-value="'B8': {'inst': 'CLV', 'addressing': 'implied', 'assembler': '', 'bytes': 1}," calcext:value-type="string">
            <text:p>'B8': {'inst': 'CLV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DEC</text:p>
          </table:table-cell>
          <table:table-cell table:formula="of:=[.I84]-1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table:formula="of:=HEX2BIN([.F84];8)" office:value-type="string" office:string-value="10001000" calcext:value-type="string">
            <text:p>1000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84];&quot;': {'inst': '&quot;;[.C84]; &quot;', 'addressing': '&quot;;[.B84]; &quot;', 'assembler': '&quot;;[.E84]; &quot;', 'bytes': &quot;;[.I84];&quot;},&quot;)" office:value-type="string" office:string-value="'88': {'inst': 'DEC', 'addressing': 'implied', 'assembler': '', 'bytes': 1}," calcext:value-type="string">
            <text:p>'88': {'inst': 'DEC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DEC</text:p>
          </table:table-cell>
          <table:table-cell table:formula="of:=[.I85]-1" office:value-type="float" office:value="0" calcext:value-type="float">
            <text:p>0</text:p>
          </table:table-cell>
          <table:table-cell/>
          <table:table-cell office:value-type="string" calcext:value-type="string">
            <text:p>CA</text:p>
          </table:table-cell>
          <table:table-cell table:formula="of:=HEX2BIN([.F85];8)" office:value-type="string" office:string-value="11001010" calcext:value-type="string">
            <text:p>11001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85];&quot;': {'inst': '&quot;;[.C85]; &quot;', 'addressing': '&quot;;[.B85]; &quot;', 'assembler': '&quot;;[.E85]; &quot;', 'bytes': &quot;;[.I85];&quot;},&quot;)" office:value-type="string" office:string-value="'CA': {'inst': 'DEC', 'addressing': 'implied', 'assembler': '', 'bytes': 1}," calcext:value-type="string">
            <text:p>'CA': {'inst': 'DEC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 table:formula="of:=[.I86]-1" office:value-type="float" office:value="0" calcext:value-type="float">
            <text:p>0</text:p>
          </table:table-cell>
          <table:table-cell/>
          <table:table-cell office:value-type="string" calcext:value-type="string">
            <text:p>E8</text:p>
          </table:table-cell>
          <table:table-cell table:formula="of:=HEX2BIN([.F86];8)" office:value-type="string" office:string-value="11101000" calcext:value-type="string">
            <text:p>1110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86];&quot;': {'inst': '&quot;;[.C86]; &quot;', 'addressing': '&quot;;[.B86]; &quot;', 'assembler': '&quot;;[.E86]; &quot;', 'bytes': &quot;;[.I86];&quot;},&quot;)" office:value-type="string" office:string-value="'E8': {'inst': 'INX', 'addressing': 'implied', 'assembler': '', 'bytes': 1}," calcext:value-type="string">
            <text:p>'E8': {'inst': 'INX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 table:formula="of:=[.I87]-1" office:value-type="float" office:value="0" calcext:value-type="float">
            <text:p>0</text:p>
          </table:table-cell>
          <table:table-cell/>
          <table:table-cell office:value-type="string" calcext:value-type="string">
            <text:p>C8</text:p>
          </table:table-cell>
          <table:table-cell table:formula="of:=HEX2BIN([.F87];8)" office:value-type="string" office:string-value="11001000" calcext:value-type="string">
            <text:p>1100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87];&quot;': {'inst': '&quot;;[.C87]; &quot;', 'addressing': '&quot;;[.B87]; &quot;', 'assembler': '&quot;;[.E87]; &quot;', 'bytes': &quot;;[.I87];&quot;},&quot;)" office:value-type="string" office:string-value="'C8': {'inst': 'INY', 'addressing': 'implied', 'assembler': '', 'bytes': 1}," calcext:value-type="string">
            <text:p>'C8': {'inst': 'INY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 table:formula="of:=[.I88]-1" office:value-type="float" office:value="0" calcext:value-type="float">
            <text:p>0</text:p>
          </table:table-cell>
          <table:table-cell/>
          <table:table-cell office:value-type="string" calcext:value-type="string">
            <text:p>EA</text:p>
          </table:table-cell>
          <table:table-cell table:formula="of:=HEX2BIN([.F88];8)" office:value-type="string" office:string-value="11101010" calcext:value-type="string">
            <text:p>11101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88];&quot;': {'inst': '&quot;;[.C88]; &quot;', 'addressing': '&quot;;[.B88]; &quot;', 'assembler': '&quot;;[.E88]; &quot;', 'bytes': &quot;;[.I88];&quot;},&quot;)" office:value-type="string" office:string-value="'EA': {'inst': 'NOP', 'addressing': 'implied', 'assembler': '', 'bytes': 1}," calcext:value-type="string">
            <text:p>'EA': {'inst': 'NOP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 table:formula="of:=[.I89]-1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HEX2BIN([.F89];8)" office:value-type="string" office:string-value="01001000" calcext:value-type="string">
            <text:p>0100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89];&quot;': {'inst': '&quot;;[.C89]; &quot;', 'addressing': '&quot;;[.B89]; &quot;', 'assembler': '&quot;;[.E89]; &quot;', 'bytes': &quot;;[.I89];&quot;},&quot;)" office:value-type="string" office:string-value="'48': {'inst': 'PHA', 'addressing': 'implied', 'assembler': '', 'bytes': 1}," calcext:value-type="string">
            <text:p>'48': {'inst': 'PHA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 table:formula="of:=[.I90]-1" office:value-type="float" office:value="0" calcext:value-type="float">
            <text:p>0</text:p>
          </table:table-cell>
          <table:table-cell/>
          <table:table-cell office:value-type="string" calcext:value-type="string">
            <text:p>08</text:p>
          </table:table-cell>
          <table:table-cell table:formula="of:=HEX2BIN([.F90];8)" office:value-type="string" office:string-value="00001000" calcext:value-type="string">
            <text:p>0000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90];&quot;': {'inst': '&quot;;[.C90]; &quot;', 'addressing': '&quot;;[.B90]; &quot;', 'assembler': '&quot;;[.E90]; &quot;', 'bytes': &quot;;[.I90];&quot;},&quot;)" office:value-type="string" office:string-value="'08': {'inst': 'PHP', 'addressing': 'implied', 'assembler': '', 'bytes': 1}," calcext:value-type="string">
            <text:p>'08': {'inst': 'PHP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 table:formula="of:=[.I91]-1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HEX2BIN([.F91];8)" office:value-type="string" office:string-value="01101000" calcext:value-type="string">
            <text:p>0110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91];&quot;': {'inst': '&quot;;[.C91]; &quot;', 'addressing': '&quot;;[.B91]; &quot;', 'assembler': '&quot;;[.E91]; &quot;', 'bytes': &quot;;[.I91];&quot;},&quot;)" office:value-type="string" office:string-value="'68': {'inst': 'PLA', 'addressing': 'implied', 'assembler': '', 'bytes': 1}," calcext:value-type="string">
            <text:p>'68': {'inst': 'PLA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 table:formula="of:=[.I92]-1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HEX2BIN([.F92];8)" office:value-type="string" office:string-value="00101000" calcext:value-type="string">
            <text:p>0010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92];&quot;': {'inst': '&quot;;[.C92]; &quot;', 'addressing': '&quot;;[.B92]; &quot;', 'assembler': '&quot;;[.E92]; &quot;', 'bytes': &quot;;[.I92];&quot;},&quot;)" office:value-type="string" office:string-value="'28': {'inst': 'PLP', 'addressing': 'implied', 'assembler': '', 'bytes': 1}," calcext:value-type="string">
            <text:p>'28': {'inst': 'PLP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 table:formula="of:=[.I93]-1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HEX2BIN([.F93];8)" office:value-type="string" office:string-value="01000000" calcext:value-type="string">
            <text:p>0100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93];&quot;': {'inst': '&quot;;[.C93]; &quot;', 'addressing': '&quot;;[.B93]; &quot;', 'assembler': '&quot;;[.E93]; &quot;', 'bytes': &quot;;[.I93];&quot;},&quot;)" office:value-type="string" office:string-value="'40': {'inst': 'RTI', 'addressing': 'implied', 'assembler': '', 'bytes': 1}," calcext:value-type="string">
            <text:p>'40': {'inst': 'RTI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 table:formula="of:=[.I94]-1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HEX2BIN([.F94];8)" office:value-type="string" office:string-value="01100000" calcext:value-type="string">
            <text:p>0110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94];&quot;': {'inst': '&quot;;[.C94]; &quot;', 'addressing': '&quot;;[.B94]; &quot;', 'assembler': '&quot;;[.E94]; &quot;', 'bytes': &quot;;[.I94];&quot;},&quot;)" office:value-type="string" office:string-value="'60': {'inst': 'RTS', 'addressing': 'implied', 'assembler': '', 'bytes': 1}," calcext:value-type="string">
            <text:p>'60': {'inst': 'RTS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 table:formula="of:=[.I95]-1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HEX2BIN([.F95];8)" office:value-type="string" office:string-value="00111000" calcext:value-type="string">
            <text:p>0011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95];&quot;': {'inst': '&quot;;[.C95]; &quot;', 'addressing': '&quot;;[.B95]; &quot;', 'assembler': '&quot;;[.E95]; &quot;', 'bytes': &quot;;[.I95];&quot;},&quot;)" office:value-type="string" office:string-value="'38': {'inst': 'SEC', 'addressing': 'implied', 'assembler': '', 'bytes': 1}," calcext:value-type="string">
            <text:p>'38': {'inst': 'SEC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 table:formula="of:=[.I96]-1" office:value-type="float" office:value="0" calcext:value-type="float">
            <text:p>0</text:p>
          </table:table-cell>
          <table:table-cell/>
          <table:table-cell office:value-type="string" calcext:value-type="string">
            <text:p>F8</text:p>
          </table:table-cell>
          <table:table-cell table:formula="of:=HEX2BIN([.F96];8)" office:value-type="string" office:string-value="11111000" calcext:value-type="string">
            <text:p>1111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96];&quot;': {'inst': '&quot;;[.C96]; &quot;', 'addressing': '&quot;;[.B96]; &quot;', 'assembler': '&quot;;[.E96]; &quot;', 'bytes': &quot;;[.I96];&quot;},&quot;)" office:value-type="string" office:string-value="'F8': {'inst': 'SED', 'addressing': 'implied', 'assembler': '', 'bytes': 1}," calcext:value-type="string">
            <text:p>'F8': {'inst': 'SED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 table:formula="of:=[.I97]-1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HEX2BIN([.F97];8)" office:value-type="string" office:string-value="01111000" calcext:value-type="string">
            <text:p>0111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97];&quot;': {'inst': '&quot;;[.C97]; &quot;', 'addressing': '&quot;;[.B97]; &quot;', 'assembler': '&quot;;[.E97]; &quot;', 'bytes': &quot;;[.I97];&quot;},&quot;)" office:value-type="string" office:string-value="'78': {'inst': 'SEI', 'addressing': 'implied', 'assembler': '', 'bytes': 1}," calcext:value-type="string">
            <text:p>'78': {'inst': 'SEI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 table:formula="of:=[.I98]-1" office:value-type="float" office:value="0" calcext:value-type="float">
            <text:p>0</text:p>
          </table:table-cell>
          <table:table-cell/>
          <table:table-cell office:value-type="string" calcext:value-type="string">
            <text:p>AA</text:p>
          </table:table-cell>
          <table:table-cell table:formula="of:=HEX2BIN([.F98];8)" office:value-type="string" office:string-value="10101010" calcext:value-type="string">
            <text:p>10101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98];&quot;': {'inst': '&quot;;[.C98]; &quot;', 'addressing': '&quot;;[.B98]; &quot;', 'assembler': '&quot;;[.E98]; &quot;', 'bytes': &quot;;[.I98];&quot;},&quot;)" office:value-type="string" office:string-value="'AA': {'inst': 'TAX', 'addressing': 'implied', 'assembler': '', 'bytes': 1}," calcext:value-type="string">
            <text:p>'AA': {'inst': 'TAX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 table:formula="of:=[.I99]-1" office:value-type="float" office:value="0" calcext:value-type="float">
            <text:p>0</text:p>
          </table:table-cell>
          <table:table-cell/>
          <table:table-cell office:value-type="string" calcext:value-type="string">
            <text:p>A8</text:p>
          </table:table-cell>
          <table:table-cell table:formula="of:=HEX2BIN([.F99];8)" office:value-type="string" office:string-value="10101000" calcext:value-type="string">
            <text:p>1010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99];&quot;': {'inst': '&quot;;[.C99]; &quot;', 'addressing': '&quot;;[.B99]; &quot;', 'assembler': '&quot;;[.E99]; &quot;', 'bytes': &quot;;[.I99];&quot;},&quot;)" office:value-type="string" office:string-value="'A8': {'inst': 'TAY', 'addressing': 'implied', 'assembler': '', 'bytes': 1}," calcext:value-type="string">
            <text:p>'A8': {'inst': 'TAY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 table:formula="of:=[.I100]-1" office:value-type="float" office:value="0" calcext:value-type="float">
            <text:p>0</text:p>
          </table:table-cell>
          <table:table-cell/>
          <table:table-cell office:value-type="string" calcext:value-type="string">
            <text:p>BA</text:p>
          </table:table-cell>
          <table:table-cell table:formula="of:=HEX2BIN([.F100];8)" office:value-type="string" office:string-value="10111010" calcext:value-type="string">
            <text:p>10111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100];&quot;': {'inst': '&quot;;[.C100]; &quot;', 'addressing': '&quot;;[.B100]; &quot;', 'assembler': '&quot;;[.E100]; &quot;', 'bytes': &quot;;[.I100];&quot;},&quot;)" office:value-type="string" office:string-value="'BA': {'inst': 'TSX', 'addressing': 'implied', 'assembler': '', 'bytes': 1}," calcext:value-type="string">
            <text:p>'BA': {'inst': 'TSX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 table:formula="of:=[.I101]-1" office:value-type="float" office:value="0" calcext:value-type="float">
            <text:p>0</text:p>
          </table:table-cell>
          <table:table-cell/>
          <table:table-cell office:value-type="string" calcext:value-type="string">
            <text:p>8A</text:p>
          </table:table-cell>
          <table:table-cell table:formula="of:=HEX2BIN([.F101];8)" office:value-type="string" office:string-value="10001010" calcext:value-type="string">
            <text:p>10001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101];&quot;': {'inst': '&quot;;[.C101]; &quot;', 'addressing': '&quot;;[.B101]; &quot;', 'assembler': '&quot;;[.E101]; &quot;', 'bytes': &quot;;[.I101];&quot;},&quot;)" office:value-type="string" office:string-value="'8A': {'inst': 'TXA', 'addressing': 'implied', 'assembler': '', 'bytes': 1}," calcext:value-type="string">
            <text:p>'8A': {'inst': 'TXA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 table:formula="of:=[.I102]-1" office:value-type="float" office:value="0" calcext:value-type="float">
            <text:p>0</text:p>
          </table:table-cell>
          <table:table-cell/>
          <table:table-cell office:value-type="string" calcext:value-type="string">
            <text:p>9A</text:p>
          </table:table-cell>
          <table:table-cell table:formula="of:=HEX2BIN([.F102];8)" office:value-type="string" office:string-value="10011010" calcext:value-type="string">
            <text:p>10011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102];&quot;': {'inst': '&quot;;[.C102]; &quot;', 'addressing': '&quot;;[.B102]; &quot;', 'assembler': '&quot;;[.E102]; &quot;', 'bytes': &quot;;[.I102];&quot;},&quot;)" office:value-type="string" office:string-value="'9A': {'inst': 'TXS', 'addressing': 'implied', 'assembler': '', 'bytes': 1}," calcext:value-type="string">
            <text:p>'9A': {'inst': 'TXS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 table:formula="of:=[.I103]-1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HEX2BIN([.F103];8)" office:value-type="string" office:string-value="10011000" calcext:value-type="string">
            <text:p>10011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&quot;'&quot;; [.F103];&quot;': {'inst': '&quot;;[.C103]; &quot;', 'addressing': '&quot;;[.B103]; &quot;', 'assembler': '&quot;;[.E103]; &quot;', 'bytes': &quot;;[.I103];&quot;},&quot;)" office:value-type="string" office:string-value="'98': {'inst': 'TYA', 'addressing': 'implied', 'assembler': '', 'bytes': 1}," calcext:value-type="string">
            <text:p>'98': {'inst': 'TYA', 'addressing': 'implied', 'assembler': '', 'bytes': 1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irect</text:p>
          </table:table-cell>
          <table:table-cell office:value-type="string" calcext:value-type="string">
            <text:p>JMP</text:p>
          </table:table-cell>
          <table:table-cell table:formula="of:=[.I104]-1" office:value-type="float" office:value="2" calcext:value-type="float">
            <text:p>2</text:p>
          </table:table-cell>
          <table:table-cell office:value-type="string" calcext:value-type="string">
            <text:p>(oper)</text:p>
          </table:table-cell>
          <table:table-cell office:value-type="string" calcext:value-type="string">
            <text:p>6C</text:p>
          </table:table-cell>
          <table:table-cell table:formula="of:=HEX2BIN([.F104];8)" office:value-type="string" office:string-value="01101100" calcext:value-type="string">
            <text:p>011011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&quot;'&quot;; [.F104];&quot;': {'inst': '&quot;;[.C104]; &quot;', 'addressing': '&quot;;[.B104]; &quot;', 'assembler': '&quot;;[.E104]; &quot;', 'bytes': &quot;;[.I104];&quot;},&quot;)" office:value-type="string" office:string-value="'6C': {'inst': 'JMP', 'addressing': 'indirect', 'assembler': '(oper)', 'bytes': 3}," calcext:value-type="string">
            <text:p>'6C': {'inst': 'JMP', 'addressing': 'indirect', 'assembler': '(oper)', 'bytes': 3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 table:formula="of:=[.I105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90" calcext:value-type="float">
            <text:p>90</text:p>
          </table:table-cell>
          <table:table-cell table:formula="of:=HEX2BIN([.F105];8)" office:value-type="string" office:string-value="10010000" calcext:value-type="string">
            <text:p>10010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05];&quot;': {'inst': '&quot;;[.C105]; &quot;', 'addressing': '&quot;;[.B105]; &quot;', 'assembler': '&quot;;[.E105]; &quot;', 'bytes': &quot;;[.I105];&quot;},&quot;)" office:value-type="string" office:string-value="'90': {'inst': 'BCC', 'addressing': 'relative', 'assembler': 'oper', 'bytes': 2}," calcext:value-type="string">
            <text:p>'90': {'inst': 'BCC', 'addressing': 'relativ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 table:formula="of:=[.I106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B0</text:p>
          </table:table-cell>
          <table:table-cell table:formula="of:=HEX2BIN([.F106];8)" office:value-type="string" office:string-value="10110000" calcext:value-type="string">
            <text:p>10110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06];&quot;': {'inst': '&quot;;[.C106]; &quot;', 'addressing': '&quot;;[.B106]; &quot;', 'assembler': '&quot;;[.E106]; &quot;', 'bytes': &quot;;[.I106];&quot;},&quot;)" office:value-type="string" office:string-value="'B0': {'inst': 'BCS', 'addressing': 'relative', 'assembler': 'oper', 'bytes': 2}," calcext:value-type="string">
            <text:p>'B0': {'inst': 'BCS', 'addressing': 'relativ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 table:formula="of:=[.I107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F0</text:p>
          </table:table-cell>
          <table:table-cell table:formula="of:=HEX2BIN([.F107];8)" office:value-type="string" office:string-value="11110000" calcext:value-type="string">
            <text:p>11110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07];&quot;': {'inst': '&quot;;[.C107]; &quot;', 'addressing': '&quot;;[.B107]; &quot;', 'assembler': '&quot;;[.E107]; &quot;', 'bytes': &quot;;[.I107];&quot;},&quot;)" office:value-type="string" office:string-value="'F0': {'inst': 'BEQ', 'addressing': 'relative', 'assembler': 'oper', 'bytes': 2}," calcext:value-type="string">
            <text:p>'F0': {'inst': 'BEQ', 'addressing': 'relativ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 table:formula="of:=[.I108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30" calcext:value-type="float">
            <text:p>30</text:p>
          </table:table-cell>
          <table:table-cell table:formula="of:=HEX2BIN([.F108];8)" office:value-type="string" office:string-value="00110000" calcext:value-type="string">
            <text:p>00110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08];&quot;': {'inst': '&quot;;[.C108]; &quot;', 'addressing': '&quot;;[.B108]; &quot;', 'assembler': '&quot;;[.E108]; &quot;', 'bytes': &quot;;[.I108];&quot;},&quot;)" office:value-type="string" office:string-value="'30': {'inst': 'BMI', 'addressing': 'relative', 'assembler': 'oper', 'bytes': 2}," calcext:value-type="string">
            <text:p>'30': {'inst': 'BMI', 'addressing': 'relativ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 table:formula="of:=[.I109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D0</text:p>
          </table:table-cell>
          <table:table-cell table:formula="of:=HEX2BIN([.F109];8)" office:value-type="string" office:string-value="11010000" calcext:value-type="string">
            <text:p>11010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09];&quot;': {'inst': '&quot;;[.C109]; &quot;', 'addressing': '&quot;;[.B109]; &quot;', 'assembler': '&quot;;[.E109]; &quot;', 'bytes': &quot;;[.I109];&quot;},&quot;)" office:value-type="string" office:string-value="'D0': {'inst': 'BNE', 'addressing': 'relative', 'assembler': 'oper', 'bytes': 2}," calcext:value-type="string">
            <text:p>'D0': {'inst': 'BNE', 'addressing': 'relativ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 table:formula="of:=[.I110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10" calcext:value-type="float">
            <text:p>10</text:p>
          </table:table-cell>
          <table:table-cell table:formula="of:=HEX2BIN([.F110];8)" office:value-type="string" office:string-value="00010000" calcext:value-type="string">
            <text:p>00010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10];&quot;': {'inst': '&quot;;[.C110]; &quot;', 'addressing': '&quot;;[.B110]; &quot;', 'assembler': '&quot;;[.E110]; &quot;', 'bytes': &quot;;[.I110];&quot;},&quot;)" office:value-type="string" office:string-value="'10': {'inst': 'BPL', 'addressing': 'relative', 'assembler': 'oper', 'bytes': 2}," calcext:value-type="string">
            <text:p>'10': {'inst': 'BPL', 'addressing': 'relativ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 table:formula="of:=[.I111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50" calcext:value-type="float">
            <text:p>50</text:p>
          </table:table-cell>
          <table:table-cell table:formula="of:=HEX2BIN([.F111];8)" office:value-type="string" office:string-value="01010000" calcext:value-type="string">
            <text:p>01010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11];&quot;': {'inst': '&quot;;[.C111]; &quot;', 'addressing': '&quot;;[.B111]; &quot;', 'assembler': '&quot;;[.E111]; &quot;', 'bytes': &quot;;[.I111];&quot;},&quot;)" office:value-type="string" office:string-value="'50': {'inst': 'BVC', 'addressing': 'relative', 'assembler': 'oper', 'bytes': 2}," calcext:value-type="string">
            <text:p>'50': {'inst': 'BVC', 'addressing': 'relativ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 table:formula="of:=[.I112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70" calcext:value-type="float">
            <text:p>70</text:p>
          </table:table-cell>
          <table:table-cell table:formula="of:=HEX2BIN([.F112];8)" office:value-type="string" office:string-value="01110000" calcext:value-type="string">
            <text:p>011100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12];&quot;': {'inst': '&quot;;[.C112]; &quot;', 'addressing': '&quot;;[.B112]; &quot;', 'assembler': '&quot;;[.E112]; &quot;', 'bytes': &quot;;[.I112];&quot;},&quot;)" office:value-type="string" office:string-value="'70': {'inst': 'BVC', 'addressing': 'relative', 'assembler': 'oper', 'bytes': 2}," calcext:value-type="string">
            <text:p>'70': {'inst': 'BVC', 'addressing': 'relativ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ADC</text:p>
          </table:table-cell>
          <table:table-cell table:formula="of:=[.I113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65" calcext:value-type="float">
            <text:p>65</text:p>
          </table:table-cell>
          <table:table-cell table:formula="of:=HEX2BIN([.F113];8)" office:value-type="string" office:string-value="01100101" calcext:value-type="string">
            <text:p>0110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13];&quot;': {'inst': '&quot;;[.C113]; &quot;', 'addressing': '&quot;;[.B113]; &quot;', 'assembler': '&quot;;[.E113]; &quot;', 'bytes': &quot;;[.I113];&quot;},&quot;)" office:value-type="string" office:string-value="'65': {'inst': 'ADC', 'addressing': 'zeropage', 'assembler': 'oper', 'bytes': 2}," calcext:value-type="string">
            <text:p>'65': {'inst': 'ADC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AND</text:p>
          </table:table-cell>
          <table:table-cell table:formula="of:=[.I114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25" calcext:value-type="float">
            <text:p>25</text:p>
          </table:table-cell>
          <table:table-cell table:formula="of:=HEX2BIN([.F114];8)" office:value-type="string" office:string-value="00100101" calcext:value-type="string">
            <text:p>0010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14];&quot;': {'inst': '&quot;;[.C114]; &quot;', 'addressing': '&quot;;[.B114]; &quot;', 'assembler': '&quot;;[.E114]; &quot;', 'bytes': &quot;;[.I114];&quot;},&quot;)" office:value-type="string" office:string-value="'25': {'inst': 'AND', 'addressing': 'zeropage', 'assembler': 'oper', 'bytes': 2}," calcext:value-type="string">
            <text:p>'25': {'inst': 'AND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ASL</text:p>
          </table:table-cell>
          <table:table-cell table:formula="of:=[.I115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06</text:p>
          </table:table-cell>
          <table:table-cell table:formula="of:=HEX2BIN([.F115];8)" office:value-type="string" office:string-value="00000110" calcext:value-type="string">
            <text:p>0000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15];&quot;': {'inst': '&quot;;[.C115]; &quot;', 'addressing': '&quot;;[.B115]; &quot;', 'assembler': '&quot;;[.E115]; &quot;', 'bytes': &quot;;[.I115];&quot;},&quot;)" office:value-type="string" office:string-value="'06': {'inst': 'ASL', 'addressing': 'zeropage', 'assembler': 'oper', 'bytes': 2}," calcext:value-type="string">
            <text:p>'06': {'inst': 'ASL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BIT</text:p>
          </table:table-cell>
          <table:table-cell table:formula="of:=[.I116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24" calcext:value-type="float">
            <text:p>24</text:p>
          </table:table-cell>
          <table:table-cell table:formula="of:=HEX2BIN([.F116];8)" office:value-type="string" office:string-value="00100100" calcext:value-type="string">
            <text:p>00100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16];&quot;': {'inst': '&quot;;[.C116]; &quot;', 'addressing': '&quot;;[.B116]; &quot;', 'assembler': '&quot;;[.E116]; &quot;', 'bytes': &quot;;[.I116];&quot;},&quot;)" office:value-type="string" office:string-value="'24': {'inst': 'BIT', 'addressing': 'zeropage', 'assembler': 'oper', 'bytes': 2}," calcext:value-type="string">
            <text:p>'24': {'inst': 'BIT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CMP</text:p>
          </table:table-cell>
          <table:table-cell table:formula="of:=[.I117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C5</text:p>
          </table:table-cell>
          <table:table-cell table:formula="of:=HEX2BIN([.F117];8)" office:value-type="string" office:string-value="11000101" calcext:value-type="string">
            <text:p>1100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17];&quot;': {'inst': '&quot;;[.C117]; &quot;', 'addressing': '&quot;;[.B117]; &quot;', 'assembler': '&quot;;[.E117]; &quot;', 'bytes': &quot;;[.I117];&quot;},&quot;)" office:value-type="string" office:string-value="'C5': {'inst': 'CMP', 'addressing': 'zeropage', 'assembler': 'oper', 'bytes': 2}," calcext:value-type="string">
            <text:p>'C5': {'inst': 'CMP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CPX</text:p>
          </table:table-cell>
          <table:table-cell table:formula="of:=[.I118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E4</text:p>
          </table:table-cell>
          <table:table-cell table:formula="of:=HEX2BIN([.F118];8)" office:value-type="string" office:string-value="11100100" calcext:value-type="string">
            <text:p>11100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18];&quot;': {'inst': '&quot;;[.C118]; &quot;', 'addressing': '&quot;;[.B118]; &quot;', 'assembler': '&quot;;[.E118]; &quot;', 'bytes': &quot;;[.I118];&quot;},&quot;)" office:value-type="string" office:string-value="'E4': {'inst': 'CPX', 'addressing': 'zeropage', 'assembler': 'oper', 'bytes': 2}," calcext:value-type="string">
            <text:p>'E4': {'inst': 'CPX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CPY</text:p>
          </table:table-cell>
          <table:table-cell table:formula="of:=[.I119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C4</text:p>
          </table:table-cell>
          <table:table-cell table:formula="of:=HEX2BIN([.F119];8)" office:value-type="string" office:string-value="11000100" calcext:value-type="string">
            <text:p>11000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19];&quot;': {'inst': '&quot;;[.C119]; &quot;', 'addressing': '&quot;;[.B119]; &quot;', 'assembler': '&quot;;[.E119]; &quot;', 'bytes': &quot;;[.I119];&quot;},&quot;)" office:value-type="string" office:string-value="'C4': {'inst': 'CPY', 'addressing': 'zeropage', 'assembler': 'oper', 'bytes': 2}," calcext:value-type="string">
            <text:p>'C4': {'inst': 'CPY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DEC</text:p>
          </table:table-cell>
          <table:table-cell table:formula="of:=[.I120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C6</text:p>
          </table:table-cell>
          <table:table-cell table:formula="of:=HEX2BIN([.F120];8)" office:value-type="string" office:string-value="11000110" calcext:value-type="string">
            <text:p>1100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20];&quot;': {'inst': '&quot;;[.C120]; &quot;', 'addressing': '&quot;;[.B120]; &quot;', 'assembler': '&quot;;[.E120]; &quot;', 'bytes': &quot;;[.I120];&quot;},&quot;)" office:value-type="string" office:string-value="'C6': {'inst': 'DEC', 'addressing': 'zeropage', 'assembler': 'oper', 'bytes': 2}," calcext:value-type="string">
            <text:p>'C6': {'inst': 'DEC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EOR</text:p>
          </table:table-cell>
          <table:table-cell table:formula="of:=[.I121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45" calcext:value-type="float">
            <text:p>45</text:p>
          </table:table-cell>
          <table:table-cell table:formula="of:=HEX2BIN([.F121];8)" office:value-type="string" office:string-value="01000101" calcext:value-type="string">
            <text:p>0100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21];&quot;': {'inst': '&quot;;[.C121]; &quot;', 'addressing': '&quot;;[.B121]; &quot;', 'assembler': '&quot;;[.E121]; &quot;', 'bytes': &quot;;[.I121];&quot;},&quot;)" office:value-type="string" office:string-value="'45': {'inst': 'EOR', 'addressing': 'zeropage', 'assembler': 'oper', 'bytes': 2}," calcext:value-type="string">
            <text:p>'45': {'inst': 'EOR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INC</text:p>
          </table:table-cell>
          <table:table-cell table:formula="of:=[.I122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E6</text:p>
          </table:table-cell>
          <table:table-cell table:formula="of:=HEX2BIN([.F122];8)" office:value-type="string" office:string-value="11100110" calcext:value-type="string">
            <text:p>1110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22];&quot;': {'inst': '&quot;;[.C122]; &quot;', 'addressing': '&quot;;[.B122]; &quot;', 'assembler': '&quot;;[.E122]; &quot;', 'bytes': &quot;;[.I122];&quot;},&quot;)" office:value-type="string" office:string-value="'E6': {'inst': 'INC', 'addressing': 'zeropage', 'assembler': 'oper', 'bytes': 2}," calcext:value-type="string">
            <text:p>'E6': {'inst': 'INC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LDA</text:p>
          </table:table-cell>
          <table:table-cell table:formula="of:=[.I123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A5</text:p>
          </table:table-cell>
          <table:table-cell table:formula="of:=HEX2BIN([.F123];8)" office:value-type="string" office:string-value="10100101" calcext:value-type="string">
            <text:p>1010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23];&quot;': {'inst': '&quot;;[.C123]; &quot;', 'addressing': '&quot;;[.B123]; &quot;', 'assembler': '&quot;;[.E123]; &quot;', 'bytes': &quot;;[.I123];&quot;},&quot;)" office:value-type="string" office:string-value="'A5': {'inst': 'LDA', 'addressing': 'zeropage', 'assembler': 'oper', 'bytes': 2}," calcext:value-type="string">
            <text:p>'A5': {'inst': 'LDA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LDX</text:p>
          </table:table-cell>
          <table:table-cell table:formula="of:=[.I124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A6</text:p>
          </table:table-cell>
          <table:table-cell table:formula="of:=HEX2BIN([.F124];8)" office:value-type="string" office:string-value="10100110" calcext:value-type="string">
            <text:p>1010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24];&quot;': {'inst': '&quot;;[.C124]; &quot;', 'addressing': '&quot;;[.B124]; &quot;', 'assembler': '&quot;;[.E124]; &quot;', 'bytes': &quot;;[.I124];&quot;},&quot;)" office:value-type="string" office:string-value="'A6': {'inst': 'LDX', 'addressing': 'zeropage', 'assembler': 'oper', 'bytes': 2}," calcext:value-type="string">
            <text:p>'A6': {'inst': 'LDX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LDY</text:p>
          </table:table-cell>
          <table:table-cell table:formula="of:=[.I125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A4</text:p>
          </table:table-cell>
          <table:table-cell table:formula="of:=HEX2BIN([.F125];8)" office:value-type="string" office:string-value="10100100" calcext:value-type="string">
            <text:p>10100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25];&quot;': {'inst': '&quot;;[.C125]; &quot;', 'addressing': '&quot;;[.B125]; &quot;', 'assembler': '&quot;;[.E125]; &quot;', 'bytes': &quot;;[.I125];&quot;},&quot;)" office:value-type="string" office:string-value="'A4': {'inst': 'LDY', 'addressing': 'zeropage', 'assembler': 'oper', 'bytes': 2}," calcext:value-type="string">
            <text:p>'A4': {'inst': 'LDY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LSR</text:p>
          </table:table-cell>
          <table:table-cell table:formula="of:=[.I126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46" calcext:value-type="float">
            <text:p>46</text:p>
          </table:table-cell>
          <table:table-cell table:formula="of:=HEX2BIN([.F126];8)" office:value-type="string" office:string-value="01000110" calcext:value-type="string">
            <text:p>0100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26];&quot;': {'inst': '&quot;;[.C126]; &quot;', 'addressing': '&quot;;[.B126]; &quot;', 'assembler': '&quot;;[.E126]; &quot;', 'bytes': &quot;;[.I126];&quot;},&quot;)" office:value-type="string" office:string-value="'46': {'inst': 'LSR', 'addressing': 'zeropage', 'assembler': 'oper', 'bytes': 2}," calcext:value-type="string">
            <text:p>'46': {'inst': 'LSR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ORA</text:p>
          </table:table-cell>
          <table:table-cell table:formula="of:=[.I127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05</text:p>
          </table:table-cell>
          <table:table-cell table:formula="of:=HEX2BIN([.F127];8)" office:value-type="string" office:string-value="00000101" calcext:value-type="string">
            <text:p>0000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27];&quot;': {'inst': '&quot;;[.C127]; &quot;', 'addressing': '&quot;;[.B127]; &quot;', 'assembler': '&quot;;[.E127]; &quot;', 'bytes': &quot;;[.I127];&quot;},&quot;)" office:value-type="string" office:string-value="'05': {'inst': 'ORA', 'addressing': 'zeropage', 'assembler': 'oper', 'bytes': 2}," calcext:value-type="string">
            <text:p>'05': {'inst': 'ORA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ROL</text:p>
          </table:table-cell>
          <table:table-cell table:formula="of:=[.I128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26" calcext:value-type="float">
            <text:p>26</text:p>
          </table:table-cell>
          <table:table-cell table:formula="of:=HEX2BIN([.F128];8)" office:value-type="string" office:string-value="00100110" calcext:value-type="string">
            <text:p>0010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28];&quot;': {'inst': '&quot;;[.C128]; &quot;', 'addressing': '&quot;;[.B128]; &quot;', 'assembler': '&quot;;[.E128]; &quot;', 'bytes': &quot;;[.I128];&quot;},&quot;)" office:value-type="string" office:string-value="'26': {'inst': 'ROL', 'addressing': 'zeropage', 'assembler': 'oper', 'bytes': 2}," calcext:value-type="string">
            <text:p>'26': {'inst': 'ROL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ROR</text:p>
          </table:table-cell>
          <table:table-cell table:formula="of:=[.I129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66" calcext:value-type="float">
            <text:p>66</text:p>
          </table:table-cell>
          <table:table-cell table:formula="of:=HEX2BIN([.F129];8)" office:value-type="string" office:string-value="01100110" calcext:value-type="string">
            <text:p>0110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29];&quot;': {'inst': '&quot;;[.C129]; &quot;', 'addressing': '&quot;;[.B129]; &quot;', 'assembler': '&quot;;[.E129]; &quot;', 'bytes': &quot;;[.I129];&quot;},&quot;)" office:value-type="string" office:string-value="'66': {'inst': 'ROR', 'addressing': 'zeropage', 'assembler': 'oper', 'bytes': 2}," calcext:value-type="string">
            <text:p>'66': {'inst': 'ROR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SBC</text:p>
          </table:table-cell>
          <table:table-cell table:formula="of:=[.I130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E5</text:p>
          </table:table-cell>
          <table:table-cell table:formula="of:=HEX2BIN([.F130];8)" office:value-type="string" office:string-value="11100101" calcext:value-type="string">
            <text:p>1110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30];&quot;': {'inst': '&quot;;[.C130]; &quot;', 'addressing': '&quot;;[.B130]; &quot;', 'assembler': '&quot;;[.E130]; &quot;', 'bytes': &quot;;[.I130];&quot;},&quot;)" office:value-type="string" office:string-value="'E5': {'inst': 'SBC', 'addressing': 'zeropage', 'assembler': 'oper', 'bytes': 2}," calcext:value-type="string">
            <text:p>'E5': {'inst': 'SBC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STA</text:p>
          </table:table-cell>
          <table:table-cell table:formula="of:=[.I131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85" calcext:value-type="float">
            <text:p>85</text:p>
          </table:table-cell>
          <table:table-cell table:formula="of:=HEX2BIN([.F131];8)" office:value-type="string" office:string-value="10000101" calcext:value-type="string">
            <text:p>1000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31];&quot;': {'inst': '&quot;;[.C131]; &quot;', 'addressing': '&quot;;[.B131]; &quot;', 'assembler': '&quot;;[.E131]; &quot;', 'bytes': &quot;;[.I131];&quot;},&quot;)" office:value-type="string" office:string-value="'85': {'inst': 'STA', 'addressing': 'zeropage', 'assembler': 'oper', 'bytes': 2}," calcext:value-type="string">
            <text:p>'85': {'inst': 'STA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STX</text:p>
          </table:table-cell>
          <table:table-cell table:formula="of:=[.I132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86" calcext:value-type="float">
            <text:p>86</text:p>
          </table:table-cell>
          <table:table-cell table:formula="of:=HEX2BIN([.F132];8)" office:value-type="string" office:string-value="10000110" calcext:value-type="string">
            <text:p>1000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32];&quot;': {'inst': '&quot;;[.C132]; &quot;', 'addressing': '&quot;;[.B132]; &quot;', 'assembler': '&quot;;[.E132]; &quot;', 'bytes': &quot;;[.I132];&quot;},&quot;)" office:value-type="string" office:string-value="'86': {'inst': 'STX', 'addressing': 'zeropage', 'assembler': 'oper', 'bytes': 2}," calcext:value-type="string">
            <text:p>'86': {'inst': 'STX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</text:p>
          </table:table-cell>
          <table:table-cell office:value-type="string" calcext:value-type="string">
            <text:p>STY</text:p>
          </table:table-cell>
          <table:table-cell table:formula="of:=[.I133]-1" office:value-type="float" office:value="1" calcext:value-type="float">
            <text:p>1</text:p>
          </table:table-cell>
          <table:table-cell office:value-type="string" calcext:value-type="string">
            <text:p>oper</text:p>
          </table:table-cell>
          <table:table-cell office:value-type="float" office:value="84" calcext:value-type="float">
            <text:p>84</text:p>
          </table:table-cell>
          <table:table-cell table:formula="of:=HEX2BIN([.F133];8)" office:value-type="string" office:string-value="10000100" calcext:value-type="string">
            <text:p>10000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33];&quot;': {'inst': '&quot;;[.C133]; &quot;', 'addressing': '&quot;;[.B133]; &quot;', 'assembler': '&quot;;[.E133]; &quot;', 'bytes': &quot;;[.I133];&quot;},&quot;)" office:value-type="string" office:string-value="'84': {'inst': 'STY', 'addressing': 'zeropage', 'assembler': 'oper', 'bytes': 2}," calcext:value-type="string">
            <text:p>'84': {'inst': 'STY', 'addressing': 'zeropage', 'assembler': 'oper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ADC</text:p>
          </table:table-cell>
          <table:table-cell table:formula="of:=[.I134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float" office:value="75" calcext:value-type="float">
            <text:p>75</text:p>
          </table:table-cell>
          <table:table-cell table:formula="of:=HEX2BIN([.F134];8)" office:value-type="string" office:string-value="01110101" calcext:value-type="string">
            <text:p>0111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34];&quot;': {'inst': '&quot;;[.C134]; &quot;', 'addressing': '&quot;;[.B134]; &quot;', 'assembler': '&quot;;[.E134]; &quot;', 'bytes': &quot;;[.I134];&quot;},&quot;)" office:value-type="string" office:string-value="'75': {'inst': 'ADC', 'addressing': 'zeropage,X', 'assembler': 'oper,X', 'bytes': 2}," calcext:value-type="string">
            <text:p>'75': {'inst': 'ADC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AND</text:p>
          </table:table-cell>
          <table:table-cell table:formula="of:=[.I135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float" office:value="35" calcext:value-type="float">
            <text:p>35</text:p>
          </table:table-cell>
          <table:table-cell table:formula="of:=HEX2BIN([.F135];8)" office:value-type="string" office:string-value="00110101" calcext:value-type="string">
            <text:p>0011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35];&quot;': {'inst': '&quot;;[.C135]; &quot;', 'addressing': '&quot;;[.B135]; &quot;', 'assembler': '&quot;;[.E135]; &quot;', 'bytes': &quot;;[.I135];&quot;},&quot;)" office:value-type="string" office:string-value="'35': {'inst': 'AND', 'addressing': 'zeropage,X', 'assembler': 'oper,X', 'bytes': 2}," calcext:value-type="string">
            <text:p>'35': {'inst': 'AND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ASL</text:p>
          </table:table-cell>
          <table:table-cell table:formula="of:=[.I136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float" office:value="16" calcext:value-type="float">
            <text:p>16</text:p>
          </table:table-cell>
          <table:table-cell table:formula="of:=HEX2BIN([.F136];8)" office:value-type="string" office:string-value="00010110" calcext:value-type="string">
            <text:p>0001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36];&quot;': {'inst': '&quot;;[.C136]; &quot;', 'addressing': '&quot;;[.B136]; &quot;', 'assembler': '&quot;;[.E136]; &quot;', 'bytes': &quot;;[.I136];&quot;},&quot;)" office:value-type="string" office:string-value="'16': {'inst': 'ASL', 'addressing': 'zeropage,X', 'assembler': 'oper,X', 'bytes': 2}," calcext:value-type="string">
            <text:p>'16': {'inst': 'ASL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CMP</text:p>
          </table:table-cell>
          <table:table-cell table:formula="of:=[.I137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D5</text:p>
          </table:table-cell>
          <table:table-cell table:formula="of:=HEX2BIN([.F137];8)" office:value-type="string" office:string-value="11010101" calcext:value-type="string">
            <text:p>1101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37];&quot;': {'inst': '&quot;;[.C137]; &quot;', 'addressing': '&quot;;[.B137]; &quot;', 'assembler': '&quot;;[.E137]; &quot;', 'bytes': &quot;;[.I137];&quot;},&quot;)" office:value-type="string" office:string-value="'D5': {'inst': 'CMP', 'addressing': 'zeropage,X', 'assembler': 'oper,X', 'bytes': 2}," calcext:value-type="string">
            <text:p>'D5': {'inst': 'CMP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DEC</text:p>
          </table:table-cell>
          <table:table-cell table:formula="of:=[.I138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D6</text:p>
          </table:table-cell>
          <table:table-cell table:formula="of:=HEX2BIN([.F138];8)" office:value-type="string" office:string-value="11010110" calcext:value-type="string">
            <text:p>1101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38];&quot;': {'inst': '&quot;;[.C138]; &quot;', 'addressing': '&quot;;[.B138]; &quot;', 'assembler': '&quot;;[.E138]; &quot;', 'bytes': &quot;;[.I138];&quot;},&quot;)" office:value-type="string" office:string-value="'D6': {'inst': 'DEC', 'addressing': 'zeropage,X', 'assembler': 'oper,X', 'bytes': 2}," calcext:value-type="string">
            <text:p>'D6': {'inst': 'DEC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EOR</text:p>
          </table:table-cell>
          <table:table-cell table:formula="of:=[.I139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float" office:value="55" calcext:value-type="float">
            <text:p>55</text:p>
          </table:table-cell>
          <table:table-cell table:formula="of:=HEX2BIN([.F139];8)" office:value-type="string" office:string-value="01010101" calcext:value-type="string">
            <text:p>0101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39];&quot;': {'inst': '&quot;;[.C139]; &quot;', 'addressing': '&quot;;[.B139]; &quot;', 'assembler': '&quot;;[.E139]; &quot;', 'bytes': &quot;;[.I139];&quot;},&quot;)" office:value-type="string" office:string-value="'55': {'inst': 'EOR', 'addressing': 'zeropage,X', 'assembler': 'oper,X', 'bytes': 2}," calcext:value-type="string">
            <text:p>'55': {'inst': 'EOR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INC</text:p>
          </table:table-cell>
          <table:table-cell table:formula="of:=[.I140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F6</text:p>
          </table:table-cell>
          <table:table-cell table:formula="of:=HEX2BIN([.F140];8)" office:value-type="string" office:string-value="11110110" calcext:value-type="string">
            <text:p>1111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40];&quot;': {'inst': '&quot;;[.C140]; &quot;', 'addressing': '&quot;;[.B140]; &quot;', 'assembler': '&quot;;[.E140]; &quot;', 'bytes': &quot;;[.I140];&quot;},&quot;)" office:value-type="string" office:string-value="'F6': {'inst': 'INC', 'addressing': 'zeropage,X', 'assembler': 'oper,X', 'bytes': 2}," calcext:value-type="string">
            <text:p>'F6': {'inst': 'INC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LDA</text:p>
          </table:table-cell>
          <table:table-cell table:formula="of:=[.I141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B5</text:p>
          </table:table-cell>
          <table:table-cell table:formula="of:=HEX2BIN([.F141];8)" office:value-type="string" office:string-value="10110101" calcext:value-type="string">
            <text:p>1011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41];&quot;': {'inst': '&quot;;[.C141]; &quot;', 'addressing': '&quot;;[.B141]; &quot;', 'assembler': '&quot;;[.E141]; &quot;', 'bytes': &quot;;[.I141];&quot;},&quot;)" office:value-type="string" office:string-value="'B5': {'inst': 'LDA', 'addressing': 'zeropage,X', 'assembler': 'oper,X', 'bytes': 2}," calcext:value-type="string">
            <text:p>'B5': {'inst': 'LDA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LDY</text:p>
          </table:table-cell>
          <table:table-cell table:formula="of:=[.I142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B4</text:p>
          </table:table-cell>
          <table:table-cell table:formula="of:=HEX2BIN([.F142];8)" office:value-type="string" office:string-value="10110100" calcext:value-type="string">
            <text:p>10110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42];&quot;': {'inst': '&quot;;[.C142]; &quot;', 'addressing': '&quot;;[.B142]; &quot;', 'assembler': '&quot;;[.E142]; &quot;', 'bytes': &quot;;[.I142];&quot;},&quot;)" office:value-type="string" office:string-value="'B4': {'inst': 'LDY', 'addressing': 'zeropage,X', 'assembler': 'oper,X', 'bytes': 2}," calcext:value-type="string">
            <text:p>'B4': {'inst': 'LDY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LSR</text:p>
          </table:table-cell>
          <table:table-cell table:formula="of:=[.I143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float" office:value="56" calcext:value-type="float">
            <text:p>56</text:p>
          </table:table-cell>
          <table:table-cell table:formula="of:=HEX2BIN([.F143];8)" office:value-type="string" office:string-value="01010110" calcext:value-type="string">
            <text:p>0101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43];&quot;': {'inst': '&quot;;[.C143]; &quot;', 'addressing': '&quot;;[.B143]; &quot;', 'assembler': '&quot;;[.E143]; &quot;', 'bytes': &quot;;[.I143];&quot;},&quot;)" office:value-type="string" office:string-value="'56': {'inst': 'LSR', 'addressing': 'zeropage,X', 'assembler': 'oper,X', 'bytes': 2}," calcext:value-type="string">
            <text:p>'56': {'inst': 'LSR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ORA</text:p>
          </table:table-cell>
          <table:table-cell table:formula="of:=[.I144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float" office:value="15" calcext:value-type="float">
            <text:p>15</text:p>
          </table:table-cell>
          <table:table-cell table:formula="of:=HEX2BIN([.F144];8)" office:value-type="string" office:string-value="00010101" calcext:value-type="string">
            <text:p>0001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44];&quot;': {'inst': '&quot;;[.C144]; &quot;', 'addressing': '&quot;;[.B144]; &quot;', 'assembler': '&quot;;[.E144]; &quot;', 'bytes': &quot;;[.I144];&quot;},&quot;)" office:value-type="string" office:string-value="'15': {'inst': 'ORA', 'addressing': 'zeropage,X', 'assembler': 'oper,X', 'bytes': 2}," calcext:value-type="string">
            <text:p>'15': {'inst': 'ORA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ROL</text:p>
          </table:table-cell>
          <table:table-cell table:formula="of:=[.I145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float" office:value="36" calcext:value-type="float">
            <text:p>36</text:p>
          </table:table-cell>
          <table:table-cell table:formula="of:=HEX2BIN([.F145];8)" office:value-type="string" office:string-value="00110110" calcext:value-type="string">
            <text:p>0011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45];&quot;': {'inst': '&quot;;[.C145]; &quot;', 'addressing': '&quot;;[.B145]; &quot;', 'assembler': '&quot;;[.E145]; &quot;', 'bytes': &quot;;[.I145];&quot;},&quot;)" office:value-type="string" office:string-value="'36': {'inst': 'ROL', 'addressing': 'zeropage,X', 'assembler': 'oper,X', 'bytes': 2}," calcext:value-type="string">
            <text:p>'36': {'inst': 'ROL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ROR</text:p>
          </table:table-cell>
          <table:table-cell table:formula="of:=[.I146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float" office:value="76" calcext:value-type="float">
            <text:p>76</text:p>
          </table:table-cell>
          <table:table-cell table:formula="of:=HEX2BIN([.F146];8)" office:value-type="string" office:string-value="01110110" calcext:value-type="string">
            <text:p>0111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46];&quot;': {'inst': '&quot;;[.C146]; &quot;', 'addressing': '&quot;;[.B146]; &quot;', 'assembler': '&quot;;[.E146]; &quot;', 'bytes': &quot;;[.I146];&quot;},&quot;)" office:value-type="string" office:string-value="'76': {'inst': 'ROR', 'addressing': 'zeropage,X', 'assembler': 'oper,X', 'bytes': 2}," calcext:value-type="string">
            <text:p>'76': {'inst': 'ROR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SBC</text:p>
          </table:table-cell>
          <table:table-cell table:formula="of:=[.I147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string" calcext:value-type="string">
            <text:p>F5</text:p>
          </table:table-cell>
          <table:table-cell table:formula="of:=HEX2BIN([.F147];8)" office:value-type="string" office:string-value="11110101" calcext:value-type="string">
            <text:p>1111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47];&quot;': {'inst': '&quot;;[.C147]; &quot;', 'addressing': '&quot;;[.B147]; &quot;', 'assembler': '&quot;;[.E147]; &quot;', 'bytes': &quot;;[.I147];&quot;},&quot;)" office:value-type="string" office:string-value="'F5': {'inst': 'SBC', 'addressing': 'zeropage,X', 'assembler': 'oper,X', 'bytes': 2}," calcext:value-type="string">
            <text:p>'F5': {'inst': 'SBC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STA</text:p>
          </table:table-cell>
          <table:table-cell table:formula="of:=[.I148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float" office:value="95" calcext:value-type="float">
            <text:p>95</text:p>
          </table:table-cell>
          <table:table-cell table:formula="of:=HEX2BIN([.F148];8)" office:value-type="string" office:string-value="10010101" calcext:value-type="string">
            <text:p>100101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48];&quot;': {'inst': '&quot;;[.C148]; &quot;', 'addressing': '&quot;;[.B148]; &quot;', 'assembler': '&quot;;[.E148]; &quot;', 'bytes': &quot;;[.I148];&quot;},&quot;)" office:value-type="string" office:string-value="'95': {'inst': 'STA', 'addressing': 'zeropage,X', 'assembler': 'oper,X', 'bytes': 2}," calcext:value-type="string">
            <text:p>'95': {'inst': 'STA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X</text:p>
          </table:table-cell>
          <table:table-cell office:value-type="string" calcext:value-type="string">
            <text:p>STY</text:p>
          </table:table-cell>
          <table:table-cell table:formula="of:=[.I149]-1" office:value-type="float" office:value="1" calcext:value-type="float">
            <text:p>1</text:p>
          </table:table-cell>
          <table:table-cell office:value-type="string" calcext:value-type="string">
            <text:p>oper,X</text:p>
          </table:table-cell>
          <table:table-cell office:value-type="float" office:value="94" calcext:value-type="float">
            <text:p>94</text:p>
          </table:table-cell>
          <table:table-cell table:formula="of:=HEX2BIN([.F149];8)" office:value-type="string" office:string-value="10010100" calcext:value-type="string">
            <text:p>10010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49];&quot;': {'inst': '&quot;;[.C149]; &quot;', 'addressing': '&quot;;[.B149]; &quot;', 'assembler': '&quot;;[.E149]; &quot;', 'bytes': &quot;;[.I149];&quot;},&quot;)" office:value-type="string" office:string-value="'94': {'inst': 'STY', 'addressing': 'zeropage,X', 'assembler': 'oper,X', 'bytes': 2}," calcext:value-type="string">
            <text:p>'94': {'inst': 'STY', 'addressing': 'zeropage,X', 'assembler': 'oper,X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Y</text:p>
          </table:table-cell>
          <table:table-cell office:value-type="string" calcext:value-type="string">
            <text:p>LDX</text:p>
          </table:table-cell>
          <table:table-cell table:formula="of:=[.I150]-1" office:value-type="float" office:value="1" calcext:value-type="float">
            <text:p>1</text:p>
          </table:table-cell>
          <table:table-cell office:value-type="string" calcext:value-type="string">
            <text:p>oper,Y</text:p>
          </table:table-cell>
          <table:table-cell office:value-type="string" calcext:value-type="string">
            <text:p>B6</text:p>
          </table:table-cell>
          <table:table-cell table:formula="of:=HEX2BIN([.F150];8)" office:value-type="string" office:string-value="10110110" calcext:value-type="string">
            <text:p>1011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50];&quot;': {'inst': '&quot;;[.C150]; &quot;', 'addressing': '&quot;;[.B150]; &quot;', 'assembler': '&quot;;[.E150]; &quot;', 'bytes': &quot;;[.I150];&quot;},&quot;)" office:value-type="string" office:string-value="'B6': {'inst': 'LDX', 'addressing': 'zeropage,Y', 'assembler': 'oper,Y', 'bytes': 2}," calcext:value-type="string">
            <text:p>'B6': {'inst': 'LDX', 'addressing': 'zeropage,Y', 'assembler': 'oper,Y', 'bytes': 2}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page,Y</text:p>
          </table:table-cell>
          <table:table-cell office:value-type="string" calcext:value-type="string">
            <text:p>STX</text:p>
          </table:table-cell>
          <table:table-cell table:formula="of:=[.I151]-1" office:value-type="float" office:value="1" calcext:value-type="float">
            <text:p>1</text:p>
          </table:table-cell>
          <table:table-cell office:value-type="string" calcext:value-type="string">
            <text:p>oper,Y</text:p>
          </table:table-cell>
          <table:table-cell office:value-type="float" office:value="96" calcext:value-type="float">
            <text:p>96</text:p>
          </table:table-cell>
          <table:table-cell table:formula="of:=HEX2BIN([.F151];8)" office:value-type="string" office:string-value="10010110" calcext:value-type="string">
            <text:p>100101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&quot;'&quot;; [.F151];&quot;': {'inst': '&quot;;[.C151]; &quot;', 'addressing': '&quot;;[.B151]; &quot;', 'assembler': '&quot;;[.E151]; &quot;', 'bytes': &quot;;[.I151];&quot;},&quot;)" office:value-type="string" office:string-value="'96': {'inst': 'STX', 'addressing': 'zeropage,Y', 'assembler': 'oper,Y', 'bytes': 2}," calcext:value-type="string">
            <text:p>'96': {'inst': 'STX', 'addressing': 'zeropage,Y', 'assembler': 'oper,Y', 'bytes': 2},</text:p>
          </table:table-cell>
          <table:table-cell/>
        </table:table-row>
        <table:table-row table:style-name="ro1" table:number-rows-repeated="17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 table:number-rows-repeated="104793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B1:Sheet1.C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K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53:25.514113413</meta:creation-date>
    <dc:date>2019-01-04T18:31:26.136820069</dc:date>
    <meta:editing-duration>PT3H46M38S</meta:editing-duration>
    <meta:editing-cycles>5</meta:editing-cycles>
    <meta:generator>LibreOffice/6.0.3.2$Linux_X86_64 LibreOffice_project/00m0$Build-2</meta:generator>
    <meta:document-statistic meta:table-count="2" meta:cell-count="1653" meta:object-count="0"/>
  </office:meta>
</office:document-meta>
</file>